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0244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  <style:text-properties fo:color="#6600cc"/>
    </style:style>
    <style:style style:name="ce7" style:family="table-cell" style:parent-style-name="Default" style:data-style-name="N2">
      <style:table-cell-properties fo:background-color="#6666ff" fo:border="0.06pt solid #000000"/>
      <style:text-properties fo:color="#6600cc"/>
    </style:style>
    <style:style style:name="ce8" style:family="table-cell" style:parent-style-name="Default" style:data-style-name="N2">
      <style:table-cell-properties fo:background-color="#6666ff" fo:border="0.06pt solid #000000"/>
      <style:text-properties fo:color="#ff0000"/>
    </style:style>
    <style:style style:name="ce9" style:family="table-cell" style:parent-style-name="Default" style:data-style-name="N60">
      <style:table-cell-properties fo:background-color="#6666ff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23">
      <style:table-cell-properties fo:border="0.06pt solid #000000"/>
    </style:style>
    <style:style style:name="ce1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22">
      <style:table-cell-properties fo:border="0.06pt solid #000000"/>
    </style:style>
    <style:style style:name="ce15" style:family="table-cell" style:parent-style-name="Default" style:data-style-name="N2">
      <style:table-cell-properties fo:background-color="#6666ff"/>
    </style:style>
    <style:style style:name="ce16" style:family="table-cell" style:parent-style-name="Default" style:data-style-name="N60">
      <style:table-cell-properties fo:border="0.06pt solid #000000"/>
    </style:style>
    <style:style style:name="ce17" style:family="table-cell" style:parent-style-name="Default" style:data-style-name="N126">
      <style:table-cell-properties fo:border="0.06pt solid #000000"/>
    </style:style>
    <style:style style:name="ce18" style:family="table-cell" style:parent-style-name="Default" style:data-style-name="N127"/>
    <style:style style:name="ce19" style:family="table-cell" style:parent-style-name="Default" style:data-style-name="N128"/>
    <style:style style:name="ce20" style:family="table-cell" style:parent-style-name="Default" style:data-style-name="N11"/>
    <style:style style:name="ce21" style:family="table-cell" style:parent-style-name="Default" style:data-style-name="N12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437in" svg:x="0.4063in" svg:y="14.9843in">
            <draw:object draw:notify-on-update-of-ranges="Sheet1.A7:Sheet1.A37 Sheet1.B45:Sheet1.B45 Sheet1.B46:Sheet1.B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default-cell-style-name="Default"/>
        <table:table-row table:style-name="ro1">
          <table:table-cell table:style-name="ce1" office:value-type="string" calcext:value-type="string">
            <text:p>Resistance R <text:span text:style-name="T1">(ohm)</text:span></text:p>
          </table:table-cell>
          <table:table-cell table:style-name="ce1" office:value-type="string" calcext:value-type="string">
            <text:p>Inductance L <text:span text:style-name="T1">(H)</text:span></text:p>
          </table:table-cell>
          <table:table-cell table:style-name="ce1" office:value-type="string" calcext:value-type="string">
            <text:p>Capacitance C <text:span text:style-name="T1">(F)</text:span></text:p>
          </table:table-cell>
          <table:table-cell table:style-name="ce12"/>
          <table:table-cell table:style-name="ce12" office:value-type="string" calcext:value-type="string">
            <text:p>Resonant Frequency (hz)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float" office:value="0.96" calcext:value-type="float">
            <text:p>0.96</text:p>
          </table:table-cell>
          <table:table-cell table:style-name="ce9" office:value-type="float" office:value="0.00264" calcext:value-type="float">
            <text:p>2.64E-003</text:p>
          </table:table-cell>
          <table:table-cell table:style-name="ce9" office:value-type="float" office:value="0.0000092" calcext:value-type="float">
            <text:p>9.20E-006</text:p>
          </table:table-cell>
          <table:table-cell table:style-name="ce2"/>
          <table:table-cell table:style-name="ce15" table:formula="of:=1/(2*PI() * SQRT([.B2]*[.C2]))" office:value-type="float" office:value="1021.23162306065" calcext:value-type="float">
            <text:p>1021.23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(Measure these)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Frequency (Hz)</text:p>
          </table:table-cell>
          <table:table-cell table:style-name="ce3" office:value-type="string" calcext:value-type="string">
            <text:p>VL (V, rms)</text:p>
          </table:table-cell>
          <table:table-cell table:style-name="ce3" office:value-type="string" calcext:value-type="string">
            <text:p>VC (V, rms)</text:p>
          </table:table-cell>
          <table:table-cell table:style-name="ce3" office:value-type="string" calcext:value-type="string">
            <text:p>I (mA, rms)</text:p>
          </table:table-cell>
          <table:table-cell table:style-name="ce3" office:value-type="string" calcext:value-type="string">
            <text:p>Delta t (s)</text:p>
          </table:table-cell>
          <table:table-cell table:number-columns-repeated="3"/>
          <table:table-cell table:style-name="ce3" office:value-type="string" calcext:value-type="string">
            <text:p>Vs (V, rms)</text:p>
          </table:table-cell>
          <table:table-cell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2.2" calcext:value-type="float">
            <text:p>2.2</text:p>
          </table:table-cell>
          <table:table-cell table:style-name="ce13" office:value-type="float" office:value="24.7" calcext:value-type="float">
            <text:p>24.7</text:p>
          </table:table-cell>
          <table:table-cell table:style-name="ce4" table:formula="of:=12*0.0005" office:value-type="float" office:value="0.006" calcext:value-type="float">
            <text:p>0.006</text:p>
          </table:table-cell>
          <table:table-cell table:number-columns-repeated="3"/>
          <table:table-cell table:style-name="ce4" office:value-type="float" office:value="2.123" calcext:value-type="float">
            <text:p>2.123</text:p>
          </table:table-cell>
          <table:table-cell/>
        </table:table-row>
        <table:table-row table:style-name="ro2">
          <table:table-cell table:style-name="ce5" office:value-type="float" office:value="255" calcext:value-type="float">
            <text:p>255.00</text:p>
          </table:table-cell>
          <table:table-cell table:style-name="ce10" office:value-type="float" office:value="0.1259" calcext:value-type="float">
            <text:p>0.1259</text:p>
          </table:table-cell>
          <table:table-cell table:style-name="ce10" office:value-type="float" office:value="2.24" calcext:value-type="float">
            <text:p>2.24</text:p>
          </table:table-cell>
          <table:table-cell table:style-name="ce14" office:value-type="float" office:value="31.5" calcext:value-type="float">
            <text:p>31.5</text:p>
          </table:table-cell>
          <table:table-cell table:style-name="ce10" table:formula="of:=9.5*0.0005" office:value-type="float" office:value="0.00475" calcext:value-type="float">
            <text:p>0.00475</text:p>
          </table:table-cell>
          <table:table-cell table:number-columns-repeated="3"/>
          <table:table-cell table:style-name="ce10" office:value-type="float" office:value="2.121" calcext:value-type="float">
            <text:p>2.121</text:p>
          </table:table-cell>
          <table:table-cell/>
        </table:table-row>
        <table:table-row table:style-name="ro2">
          <table:table-cell table:style-name="ce5" office:value-type="float" office:value="300" calcext:value-type="float">
            <text:p>300.00</text:p>
          </table:table-cell>
          <table:table-cell table:style-name="ce10" office:value-type="float" office:value="0.1755" calcext:value-type="float">
            <text:p>0.1755</text:p>
          </table:table-cell>
          <table:table-cell table:style-name="ce10" office:value-type="float" office:value="2.294" calcext:value-type="float">
            <text:p>2.294</text:p>
          </table:table-cell>
          <table:table-cell table:style-name="ce14" office:value-type="float" office:value="38.3" calcext:value-type="float">
            <text:p>38.3</text:p>
          </table:table-cell>
          <table:table-cell table:style-name="ce10" table:formula="of:=18.5*0.0001" office:value-type="float" office:value="0.00185" calcext:value-type="float">
            <text:p>0.00185</text:p>
          </table:table-cell>
          <table:table-cell table:number-columns-repeated="3"/>
          <table:table-cell table:style-name="ce10" office:value-type="float" office:value="2.12" calcext:value-type="float">
            <text:p>2.12</text:p>
          </table:table-cell>
          <table:table-cell/>
        </table:table-row>
        <table:table-row table:style-name="ro2">
          <table:table-cell table:style-name="ce5" office:value-type="float" office:value="400" calcext:value-type="float">
            <text:p>400.00</text:p>
          </table:table-cell>
          <table:table-cell table:style-name="ce10" office:value-type="float" office:value="0.311" calcext:value-type="float">
            <text:p>0.311</text:p>
          </table:table-cell>
          <table:table-cell table:style-name="ce10" office:value-type="float" office:value="2.44" calcext:value-type="float">
            <text:p>2.44</text:p>
          </table:table-cell>
          <table:table-cell table:style-name="ce14" office:value-type="float" office:value="53.8" calcext:value-type="float">
            <text:p>53.8</text:p>
          </table:table-cell>
          <table:table-cell table:style-name="ce10" table:formula="of:=13*0.0001" office:value-type="float" office:value="0.0013" calcext:value-type="float">
            <text:p>0.0013</text:p>
          </table:table-cell>
          <table:table-cell table:number-columns-repeated="3"/>
          <table:table-cell table:style-name="ce10" office:value-type="float" office:value="2.117" calcext:value-type="float">
            <text:p>2.117</text:p>
          </table:table-cell>
          <table:table-cell/>
        </table:table-row>
        <table:table-row table:style-name="ro2">
          <table:table-cell table:style-name="ce5" office:value-type="float" office:value="410" calcext:value-type="float">
            <text:p>410.00</text:p>
          </table:table-cell>
          <table:table-cell table:style-name="ce10" office:value-type="float" office:value="0.3172" calcext:value-type="float">
            <text:p>0.3172</text:p>
          </table:table-cell>
          <table:table-cell table:style-name="ce10" office:value-type="float" office:value="2.437" calcext:value-type="float">
            <text:p>2.437</text:p>
          </table:table-cell>
          <table:table-cell table:style-name="ce14" office:value-type="float" office:value="53.9" calcext:value-type="float">
            <text:p>53.9</text:p>
          </table:table-cell>
          <table:table-cell table:style-name="ce10" table:formula="of:=12.5*0.0002" office:value-type="float" office:value="0.0025" calcext:value-type="float">
            <text:p>0.0025</text:p>
          </table:table-cell>
          <table:table-cell table:number-columns-repeated="3"/>
          <table:table-cell table:style-name="ce10" office:value-type="float" office:value="2.116" calcext:value-type="float">
            <text:p>2.116</text:p>
          </table:table-cell>
          <table:table-cell/>
        </table:table-row>
        <table:table-row table:style-name="ro2">
          <table:table-cell table:style-name="ce5" office:value-type="float" office:value="500" calcext:value-type="float">
            <text:p>500.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2.66" calcext:value-type="float">
            <text:p>2.66</text:p>
          </table:table-cell>
          <table:table-cell table:style-name="ce14" office:value-type="float" office:value="73.4" calcext:value-type="float">
            <text:p>73.4</text:p>
          </table:table-cell>
          <table:table-cell table:style-name="ce10" table:formula="of:=20*0.0001" office:value-type="float" office:value="0.002" calcext:value-type="float">
            <text:p>0.002</text:p>
          </table:table-cell>
          <table:table-cell table:number-columns-repeated="3"/>
          <table:table-cell table:style-name="ce10" office:value-type="float" office:value="2.112" calcext:value-type="float">
            <text:p>2.112</text:p>
          </table:table-cell>
          <table:table-cell/>
        </table:table-row>
        <table:table-row table:style-name="ro2">
          <table:table-cell table:style-name="ce5" office:value-type="float" office:value="510" calcext:value-type="float">
            <text:p>510.00</text:p>
          </table:table-cell>
          <table:table-cell table:style-name="ce10" office:value-type="float" office:value="0.597" calcext:value-type="float">
            <text:p>0.597</text:p>
          </table:table-cell>
          <table:table-cell table:style-name="ce10" office:value-type="float" office:value="2.637" calcext:value-type="float">
            <text:p>2.637</text:p>
          </table:table-cell>
          <table:table-cell table:style-name="ce14" office:value-type="float" office:value="71.8" calcext:value-type="float">
            <text:p>71.8</text:p>
          </table:table-cell>
          <table:table-cell table:style-name="ce10" table:formula="of:=9.5*0.0002" office:value-type="float" office:value="0.0019" calcext:value-type="float">
            <text:p>0.0019</text:p>
          </table:table-cell>
          <table:table-cell table:number-columns-repeated="3"/>
          <table:table-cell table:style-name="ce10" office:value-type="float" office:value="2.112" calcext:value-type="float">
            <text:p>2.112</text:p>
          </table:table-cell>
          <table:table-cell/>
        </table:table-row>
        <table:table-row table:style-name="ro2">
          <table:table-cell table:style-name="ce5" office:value-type="float" office:value="612" calcext:value-type="float">
            <text:p>612.00</text:p>
          </table:table-cell>
          <table:table-cell table:style-name="ce10" office:value-type="float" office:value="0.948" calcext:value-type="float">
            <text:p>0.948</text:p>
          </table:table-cell>
          <table:table-cell table:style-name="ce10" office:value-type="float" office:value="2.931" calcext:value-type="float">
            <text:p>2.931</text:p>
          </table:table-cell>
          <table:table-cell table:style-name="ce14" office:value-type="float" office:value="95.3" calcext:value-type="float">
            <text:p>95.3</text:p>
          </table:table-cell>
          <table:table-cell table:style-name="ce10" table:formula="of:=15.1*0.0001" office:value-type="float" office:value="0.00151" calcext:value-type="float">
            <text:p>0.00151</text:p>
          </table:table-cell>
          <table:table-cell table:number-columns-repeated="3"/>
          <table:table-cell table:style-name="ce10" office:value-type="float" office:value="2.106" calcext:value-type="float">
            <text:p>2.106</text:p>
          </table:table-cell>
          <table:table-cell/>
        </table:table-row>
        <table:table-row table:style-name="ro2">
          <table:table-cell table:style-name="ce5" office:value-type="float" office:value="650" calcext:value-type="float">
            <text:p>650.00</text:p>
          </table:table-cell>
          <table:table-cell table:style-name="ce10" office:value-type="float" office:value="1.211" calcext:value-type="float">
            <text:p>1.211</text:p>
          </table:table-cell>
          <table:table-cell table:style-name="ce10" office:value-type="float" office:value="3.189" calcext:value-type="float">
            <text:p>3.189</text:p>
          </table:table-cell>
          <table:table-cell table:style-name="ce14" office:value-type="float" office:value="114.3" calcext:value-type="float">
            <text:p>114.3</text:p>
          </table:table-cell>
          <table:table-cell table:style-name="ce10" table:formula="of:=14*0.0001" office:value-type="float" office:value="0.0014" calcext:value-type="float">
            <text:p>0.0014</text:p>
          </table:table-cell>
          <table:table-cell table:number-columns-repeated="3"/>
          <table:table-cell table:style-name="ce10" office:value-type="float" office:value="2.103" calcext:value-type="float">
            <text:p>2.103</text:p>
          </table:table-cell>
          <table:table-cell/>
        </table:table-row>
        <table:table-row table:style-name="ro2">
          <table:table-cell table:style-name="ce5" office:value-type="float" office:value="714" calcext:value-type="float">
            <text:p>714.00</text:p>
          </table:table-cell>
          <table:table-cell table:style-name="ce10" office:value-type="float" office:value="1.487" calcext:value-type="float">
            <text:p>1.487</text:p>
          </table:table-cell>
          <table:table-cell table:style-name="ce10" office:value-type="float" office:value="3.376" calcext:value-type="float">
            <text:p>3.376</text:p>
          </table:table-cell>
          <table:table-cell table:style-name="ce14" office:value-type="float" office:value="128.7" calcext:value-type="float">
            <text:p>128.7</text:p>
          </table:table-cell>
          <table:table-cell table:style-name="ce10" table:formula="of:=12.5*0.0001" office:value-type="float" office:value="0.00125" calcext:value-type="float">
            <text:p>0.00125</text:p>
          </table:table-cell>
          <table:table-cell table:number-columns-repeated="3"/>
          <table:table-cell table:style-name="ce10" office:value-type="float" office:value="2.098" calcext:value-type="float">
            <text:p>2.098</text:p>
          </table:table-cell>
          <table:table-cell/>
        </table:table-row>
        <table:table-row table:style-name="ro2">
          <table:table-cell table:style-name="ce5" office:value-type="float" office:value="760" calcext:value-type="float">
            <text:p>760.00</text:p>
          </table:table-cell>
          <table:table-cell table:style-name="ce10" office:value-type="float" office:value="1.988" calcext:value-type="float">
            <text:p>1.988</text:p>
          </table:table-cell>
          <table:table-cell table:style-name="ce10" office:value-type="float" office:value="3.833" calcext:value-type="float">
            <text:p>3.833</text:p>
          </table:table-cell>
          <table:table-cell table:style-name="ce14" office:value-type="float" office:value="160.6" calcext:value-type="float">
            <text:p>160.6</text:p>
          </table:table-cell>
          <table:table-cell table:style-name="ce10" table:formula="of:=11*0.0001" office:value-type="float" office:value="0.0011" calcext:value-type="float">
            <text:p>0.0011</text:p>
          </table:table-cell>
          <table:table-cell table:number-columns-repeated="3"/>
          <table:table-cell table:style-name="ce10" office:value-type="float" office:value="2.094" calcext:value-type="float">
            <text:p>2.094</text:p>
          </table:table-cell>
          <table:table-cell/>
        </table:table-row>
        <table:table-row table:style-name="ro2">
          <table:table-cell table:style-name="ce5" office:value-type="float" office:value="816" calcext:value-type="float">
            <text:p>816.00</text:p>
          </table:table-cell>
          <table:table-cell table:style-name="ce10" office:value-type="float" office:value="2.28" calcext:value-type="float">
            <text:p>2.28</text:p>
          </table:table-cell>
          <table:table-cell table:style-name="ce10" office:value-type="float" office:value="3.908" calcext:value-type="float">
            <text:p>3.908</text:p>
          </table:table-cell>
          <table:table-cell table:style-name="ce14" office:value-type="float" office:value="166.4" calcext:value-type="float">
            <text:p>166.4</text:p>
          </table:table-cell>
          <table:table-cell table:style-name="ce10" table:formula="of:=9.5*0.0001" office:value-type="float" office:value="0.00095" calcext:value-type="float">
            <text:p>0.00095</text:p>
          </table:table-cell>
          <table:table-cell table:number-columns-repeated="3"/>
          <table:table-cell table:style-name="ce10" office:value-type="float" office:value="2.088" calcext:value-type="float">
            <text:p>2.088</text:p>
          </table:table-cell>
          <table:table-cell/>
        </table:table-row>
        <table:table-row table:style-name="ro2">
          <table:table-cell table:style-name="ce5" office:value-type="float" office:value="840" calcext:value-type="float">
            <text:p>840.00</text:p>
          </table:table-cell>
          <table:table-cell table:style-name="ce10" office:value-type="float" office:value="2.966" calcext:value-type="float">
            <text:p>2.966</text:p>
          </table:table-cell>
          <table:table-cell table:style-name="ce5" office:value-type="float" office:value="4.56" calcext:value-type="float">
            <text:p>4.56</text:p>
          </table:table-cell>
          <table:table-cell table:style-name="ce14" office:value-type="float" office:value="217.2" calcext:value-type="float">
            <text:p>217.2</text:p>
          </table:table-cell>
          <table:table-cell table:style-name="ce10" table:formula="of:=16*0.00005" office:value-type="float" office:value="0.0008" calcext:value-type="float">
            <text:p>0.0008</text:p>
          </table:table-cell>
          <table:table-cell table:number-columns-repeated="3"/>
          <table:table-cell table:style-name="ce10" office:value-type="float" office:value="2.083" calcext:value-type="float">
            <text:p>2.083</text:p>
          </table:table-cell>
          <table:table-cell/>
        </table:table-row>
        <table:table-row table:style-name="ro2">
          <table:table-cell table:style-name="ce6" office:value-type="float" office:value="919" calcext:value-type="float">
            <text:p>919.00</text:p>
          </table:table-cell>
          <table:table-cell table:style-name="ce10" office:value-type="float" office:value="3.391" calcext:value-type="float">
            <text:p>3.391</text:p>
          </table:table-cell>
          <table:table-cell table:style-name="ce5" office:value-type="float" office:value="4.35" calcext:value-type="float">
            <text:p>4.35</text:p>
          </table:table-cell>
          <table:table-cell table:style-name="ce14" office:value-type="float" office:value="220.8" calcext:value-type="float">
            <text:p>220.8</text:p>
          </table:table-cell>
          <table:table-cell table:style-name="ce10" table:formula="of:=10*0.00005" office:value-type="float" office:value="0.0005" calcext:value-type="float">
            <text:p>0.0005</text:p>
          </table:table-cell>
          <table:table-cell table:style-name="ce20" office:value-type="percentage" office:value="-0.05" calcext:value-type="percentage">
            <text:p>-5.00%</text:p>
          </table:table-cell>
          <table:table-cell table:number-columns-repeated="2"/>
          <table:table-cell table:style-name="ce10" office:value-type="float" office:value="2.073" calcext:value-type="float">
            <text:p>2.073</text:p>
          </table:table-cell>
          <table:table-cell/>
        </table:table-row>
        <table:table-row table:style-name="ro2">
          <table:table-cell table:style-name="ce7" office:value-type="float" office:value="920" calcext:value-type="float">
            <text:p>920.00</text:p>
          </table:table-cell>
          <table:table-cell table:style-name="ce5" office:value-type="float" office:value="4.23" calcext:value-type="float">
            <text:p>4.23</text:p>
          </table:table-cell>
          <table:table-cell table:style-name="ce5" office:value-type="float" office:value="5.45" calcext:value-type="float">
            <text:p>5.45</text:p>
          </table:table-cell>
          <table:table-cell table:style-name="ce14" office:value-type="float" office:value="286.8" calcext:value-type="float">
            <text:p>286.8</text:p>
          </table:table-cell>
          <table:table-cell table:style-name="ce10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0" office:value-type="float" office:value="2.068" calcext:value-type="float">
            <text:p>2.068</text:p>
          </table:table-cell>
          <table:table-cell/>
        </table:table-row>
        <table:table-row table:style-name="ro2">
          <table:table-cell table:style-name="ce7" office:value-type="float" office:value="970" calcext:value-type="float">
            <text:p>970.00</text:p>
          </table:table-cell>
          <table:table-cell table:style-name="ce5" office:value-type="float" office:value="5.09" calcext:value-type="float">
            <text:p>5.09</text:p>
          </table:table-cell>
          <table:table-cell table:style-name="ce5" office:value-type="float" office:value="5.88" calcext:value-type="float">
            <text:p>5.88</text:p>
          </table:table-cell>
          <table:table-cell table:style-name="ce14" office:value-type="float" office:value="328.1" calcext:value-type="float">
            <text:p>328.1</text:p>
          </table:table-cell>
          <table:table-cell table:style-name="ce10" table:formula="of:=6*0.00005" office:value-type="float" office:value="0.0003" calcext:value-type="float">
            <text:p>0.0003</text:p>
          </table:table-cell>
          <table:table-cell table:number-columns-repeated="3"/>
          <table:table-cell table:style-name="ce10" office:value-type="float" office:value="2.057" calcext:value-type="float">
            <text:p>2.057</text:p>
          </table:table-cell>
          <table:table-cell/>
        </table:table-row>
        <table:table-row table:style-name="ro2">
          <table:table-cell table:style-name="ce7" office:value-type="float" office:value="980" calcext:value-type="float">
            <text:p>980.00</text:p>
          </table:table-cell>
          <table:table-cell table:style-name="ce5" office:value-type="float" office:value="5.26" calcext:value-type="float">
            <text:p>5.26</text:p>
          </table:table-cell>
          <table:table-cell table:style-name="ce5" office:value-type="float" office:value="5.95" calcext:value-type="float">
            <text:p>5.95</text:p>
          </table:table-cell>
          <table:table-cell table:style-name="ce14" office:value-type="float" office:value="335.7" calcext:value-type="float">
            <text:p>335.7</text:p>
          </table:table-cell>
          <table:table-cell table:style-name="ce10" table:formula="of:=6*0.00005" office:value-type="float" office:value="0.0003" calcext:value-type="float">
            <text:p>0.0003</text:p>
          </table:table-cell>
          <table:table-cell table:number-columns-repeated="3"/>
          <table:table-cell table:style-name="ce10" office:value-type="float" office:value="2.055" calcext:value-type="float">
            <text:p>2.055</text:p>
          </table:table-cell>
          <table:table-cell/>
        </table:table-row>
        <table:table-row table:style-name="ro2">
          <table:table-cell table:style-name="ce7" office:value-type="float" office:value="990" calcext:value-type="float">
            <text:p>990.00</text:p>
          </table:table-cell>
          <table:table-cell table:style-name="ce5" office:value-type="float" office:value="5.41" calcext:value-type="float">
            <text:p>5.41</text:p>
          </table:table-cell>
          <table:table-cell table:style-name="ce5" office:value-type="float" office:value="5.99" calcext:value-type="float">
            <text:p>5.99</text:p>
          </table:table-cell>
          <table:table-cell table:style-name="ce14" office:value-type="float" office:value="342.2" calcext:value-type="float">
            <text:p>342.2</text:p>
          </table:table-cell>
          <table:table-cell table:style-name="ce10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0" office:value-type="float" office:value="2.053" calcext:value-type="float">
            <text:p>2.053</text:p>
          </table:table-cell>
          <table:table-cell/>
        </table:table-row>
        <table:table-row table:style-name="ro2">
          <table:table-cell table:style-name="ce8" office:value-type="float" office:value="1000" calcext:value-type="float">
            <text:p>1000.00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6.02" calcext:value-type="float">
            <text:p>6.02</text:p>
          </table:table-cell>
          <table:table-cell table:style-name="ce14" office:value-type="float" office:value="347.3" calcext:value-type="float">
            <text:p>347.3</text:p>
          </table:table-cell>
          <table:table-cell table:style-name="ce10" table:formula="of:=4*0.00005" office:value-type="float" office:value="0.0002" calcext:value-type="float">
            <text:p>0.0002</text:p>
          </table:table-cell>
          <table:table-cell table:number-columns-repeated="3"/>
          <table:table-cell table:style-name="ce10" office:value-type="float" office:value="2.051" calcext:value-type="float">
            <text:p>2.051</text:p>
          </table:table-cell>
          <table:table-cell/>
        </table:table-row>
        <table:table-row table:style-name="ro2">
          <table:table-cell table:style-name="ce7" office:value-type="float" office:value="1010" calcext:value-type="float">
            <text:p>1010.00</text:p>
          </table:table-cell>
          <table:table-cell table:style-name="ce5" office:value-type="float" office:value="5.66" calcext:value-type="float">
            <text:p>5.66</text:p>
          </table:table-cell>
          <table:table-cell table:style-name="ce5" office:value-type="float" office:value="6.03" calcext:value-type="float">
            <text:p>6.03</text:p>
          </table:table-cell>
          <table:table-cell table:style-name="ce14" office:value-type="float" office:value="351.3" calcext:value-type="float">
            <text:p>351.3</text:p>
          </table:table-cell>
          <table:table-cell table:style-name="ce10" table:formula="of:=2*0.00005" office:value-type="float" office:value="0.0001" calcext:value-type="float">
            <text:p>0.0001</text:p>
          </table:table-cell>
          <table:table-cell table:number-columns-repeated="3"/>
          <table:table-cell table:style-name="ce10" office:value-type="float" office:value="2.05" calcext:value-type="float">
            <text:p>2.05</text:p>
          </table:table-cell>
          <table:table-cell/>
        </table:table-row>
        <table:table-row table:style-name="ro2">
          <table:table-cell table:style-name="ce7" office:value-type="float" office:value="1020" calcext:value-type="float">
            <text:p>1020.00</text:p>
          </table:table-cell>
          <table:table-cell table:style-name="ce5" office:value-type="float" office:value="5.77" calcext:value-type="float">
            <text:p>5.77</text:p>
          </table:table-cell>
          <table:table-cell table:style-name="ce5" office:value-type="float" office:value="6.03" calcext:value-type="float">
            <text:p>6.03</text:p>
          </table:table-cell>
          <table:table-cell table:style-name="ce14" office:value-type="float" office:value="354.4" calcext:value-type="float">
            <text:p>354.4</text:p>
          </table:table-cell>
          <table:table-cell table:style-name="ce10" table:formula="of:=1*0.00005" office:value-type="float" office:value="0.00005" calcext:value-type="float">
            <text:p>0.00005</text:p>
          </table:table-cell>
          <table:table-cell table:number-columns-repeated="3"/>
          <table:table-cell table:style-name="ce10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7" office:value-type="float" office:value="1025" calcext:value-type="float">
            <text:p>1025.00</text:p>
          </table:table-cell>
          <table:table-cell table:style-name="ce5" office:value-type="float" office:value="5.81" calcext:value-type="float">
            <text:p>5.81</text:p>
          </table:table-cell>
          <table:table-cell table:style-name="ce5" office:value-type="float" office:value="6.02" calcext:value-type="float">
            <text:p>6.02</text:p>
          </table:table-cell>
          <table:table-cell table:style-name="ce14" office:value-type="float" office:value="355.9" calcext:value-type="float">
            <text:p>355.9</text:p>
          </table:table-cell>
          <table:table-cell table:style-name="ce10" table:formula="of:=5*0.00005" office:value-type="float" office:value="0.00025" calcext:value-type="float">
            <text:p>0.00025</text:p>
          </table:table-cell>
          <table:table-cell table:number-columns-repeated="3"/>
          <table:table-cell table:style-name="ce10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7" office:value-type="float" office:value="1030" calcext:value-type="float">
            <text:p>1030.00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6" calcext:value-type="float">
            <text:p>6.00</text:p>
          </table:table-cell>
          <table:table-cell table:style-name="ce14" office:value-type="float" office:value="356.4" calcext:value-type="float">
            <text:p>356.4</text:p>
          </table:table-cell>
          <table:table-cell table:style-name="ce10" table:formula="of:=0.5*0.00005" office:value-type="float" office:value="0.000025" calcext:value-type="float">
            <text:p>0.000025</text:p>
          </table:table-cell>
          <table:table-cell table:number-columns-repeated="3"/>
          <table:table-cell table:style-name="ce10" office:value-type="float" office:value="2.047" calcext:value-type="float">
            <text:p>2.047</text:p>
          </table:table-cell>
          <table:table-cell/>
        </table:table-row>
        <table:table-row table:style-name="ro2">
          <table:table-cell table:style-name="ce6" office:value-type="float" office:value="1040" calcext:value-type="float">
            <text:p>1040.00</text:p>
          </table:table-cell>
          <table:table-cell table:style-name="ce5" office:value-type="float" office:value="5.91" calcext:value-type="float">
            <text:p>5.91</text:p>
          </table:table-cell>
          <table:table-cell table:style-name="ce5" office:value-type="float" office:value="5.95" calcext:value-type="float">
            <text:p>5.95</text:p>
          </table:table-cell>
          <table:table-cell table:style-name="ce14" office:value-type="float" office:value="356.7" calcext:value-type="float">
            <text:p>356.7</text:p>
          </table:table-cell>
          <table:table-cell table:style-name="ce10" table:formula="of:=1*0.00005" office:value-type="float" office:value="0.00005" calcext:value-type="float">
            <text:p>0.00005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2"/>
          <table:table-cell table:style-name="ce10" office:value-type="float" office:value="2.046" calcext:value-type="float">
            <text:p>2.046</text:p>
          </table:table-cell>
          <table:table-cell/>
        </table:table-row>
        <table:table-row table:style-name="ro2">
          <table:table-cell table:style-name="ce5" office:value-type="float" office:value="1050" calcext:value-type="float">
            <text:p>1050.00</text:p>
          </table:table-cell>
          <table:table-cell table:style-name="ce5" office:value-type="float" office:value="5.94" calcext:value-type="float">
            <text:p>5.94</text:p>
          </table:table-cell>
          <table:table-cell table:style-name="ce5" office:value-type="float" office:value="5.89" calcext:value-type="float">
            <text:p>5.89</text:p>
          </table:table-cell>
          <table:table-cell table:style-name="ce14" office:value-type="float" office:value="355.4" calcext:value-type="float">
            <text:p>355.4</text:p>
          </table:table-cell>
          <table:table-cell table:style-name="ce10" table:formula="of:=1.5*0.00005" office:value-type="float" office:value="0.000075" calcext:value-type="float">
            <text:p>0.000075</text:p>
          </table:table-cell>
          <table:table-cell table:number-columns-repeated="3"/>
          <table:table-cell table:style-name="ce10" office:value-type="float" office:value="2.046" calcext:value-type="float">
            <text:p>2.046</text:p>
          </table:table-cell>
          <table:table-cell/>
        </table:table-row>
        <table:table-row table:style-name="ro2">
          <table:table-cell table:style-name="ce5" office:value-type="float" office:value="1070" calcext:value-type="float">
            <text:p>1070.00</text:p>
          </table:table-cell>
          <table:table-cell table:style-name="ce5" office:value-type="float" office:value="5.98" calcext:value-type="float">
            <text:p>5.98</text:p>
          </table:table-cell>
          <table:table-cell table:style-name="ce5" office:value-type="float" office:value="5.74" calcext:value-type="float">
            <text:p>5.74</text:p>
          </table:table-cell>
          <table:table-cell table:style-name="ce14" office:value-type="float" office:value="351.3" calcext:value-type="float">
            <text:p>351.3</text:p>
          </table:table-cell>
          <table:table-cell table:style-name="ce10" table:formula="of:=4*0.00005" office:value-type="float" office:value="0.0002" calcext:value-type="float">
            <text:p>0.0002</text:p>
          </table:table-cell>
          <table:table-cell table:number-columns-repeated="3"/>
          <table:table-cell table:style-name="ce10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090" calcext:value-type="float">
            <text:p>1090.00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5.55" calcext:value-type="float">
            <text:p>5.55</text:p>
          </table:table-cell>
          <table:table-cell table:style-name="ce14" office:value-type="float" office:value="344.5" calcext:value-type="float">
            <text:p>344.5</text:p>
          </table:table-cell>
          <table:table-cell table:style-name="ce10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0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100" calcext:value-type="float">
            <text:p>1100.00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5.44" calcext:value-type="float">
            <text:p>5.44</text:p>
          </table:table-cell>
          <table:table-cell table:style-name="ce14" office:value-type="float" office:value="339" calcext:value-type="float">
            <text:p>339.0</text:p>
          </table:table-cell>
          <table:table-cell table:style-name="ce10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0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120" calcext:value-type="float">
            <text:p>1120.00</text:p>
          </table:table-cell>
          <table:table-cell table:style-name="ce5" office:value-type="float" office:value="5.76" calcext:value-type="float">
            <text:p>5.76</text:p>
          </table:table-cell>
          <table:table-cell table:style-name="ce5" office:value-type="float" office:value="5.21" calcext:value-type="float">
            <text:p>5.21</text:p>
          </table:table-cell>
          <table:table-cell table:style-name="ce14" office:value-type="float" office:value="324.6" calcext:value-type="float">
            <text:p>324.6</text:p>
          </table:table-cell>
          <table:table-cell table:style-name="ce10" table:formula="of:=5.5*0.00005" office:value-type="float" office:value="0.000275" calcext:value-type="float">
            <text:p>0.000275</text:p>
          </table:table-cell>
          <table:table-cell table:number-columns-repeated="3"/>
          <table:table-cell table:style-name="ce10" office:value-type="float" office:value="2.046" calcext:value-type="float">
            <text:p>2.046</text:p>
          </table:table-cell>
          <table:table-cell table:style-name="ce3" office:value-type="string" calcext:value-type="string">
            <text:p>V Avg</text:p>
          </table:table-cell>
        </table:table-row>
        <table:table-row table:style-name="ro2">
          <table:table-cell table:style-name="ce5" office:value-type="float" office:value="1220" calcext:value-type="float">
            <text:p>1220.00</text:p>
          </table:table-cell>
          <table:table-cell table:style-name="ce5" office:value-type="float" office:value="5.2" calcext:value-type="float">
            <text:p>5.20</text:p>
          </table:table-cell>
          <table:table-cell table:style-name="ce10" office:value-type="float" office:value="4.085" calcext:value-type="float">
            <text:p>4.085</text:p>
          </table:table-cell>
          <table:table-cell table:style-name="ce14" office:value-type="float" office:value="269.3" calcext:value-type="float">
            <text:p>269.3</text:p>
          </table:table-cell>
          <table:table-cell table:style-name="ce10" table:formula="of:=9*0.00005" office:value-type="float" office:value="0.00045" calcext:value-type="float">
            <text:p>0.00045</text:p>
          </table:table-cell>
          <table:table-cell table:number-columns-repeated="3"/>
          <table:table-cell table:style-name="ce10" office:value-type="float" office:value="2.048" calcext:value-type="float">
            <text:p>2.048</text:p>
          </table:table-cell>
          <table:table-cell table:style-name="ce21" table:formula="of:=AVERAGE([.I8:.I42])" office:value-type="float" office:value="2.06842857142857" calcext:value-type="float">
            <text:p>2.06843</text:p>
          </table:table-cell>
        </table:table-row>
        <table:table-row table:style-name="ro2">
          <table:table-cell table:style-name="ce5" office:value-type="float" office:value="1330" calcext:value-type="float">
            <text:p>1330.00</text:p>
          </table:table-cell>
          <table:table-cell table:style-name="ce10" office:value-type="float" office:value="4.49" calcext:value-type="float">
            <text:p>4.49</text:p>
          </table:table-cell>
          <table:table-cell table:style-name="ce10" office:value-type="float" office:value="3.033" calcext:value-type="float">
            <text:p>3.033</text:p>
          </table:table-cell>
          <table:table-cell table:style-name="ce14" office:value-type="float" office:value="214" calcext:value-type="float">
            <text:p>214.0</text:p>
          </table:table-cell>
          <table:table-cell table:style-name="ce10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0" office:value-type="float" office:value="2.048" calcext:value-type="float">
            <text:p>2.048</text:p>
          </table:table-cell>
          <table:table-cell table:style-name="ce10"/>
        </table:table-row>
        <table:table-row table:style-name="ro2">
          <table:table-cell table:style-name="ce5" office:value-type="float" office:value="1430" calcext:value-type="float">
            <text:p>1430.00</text:p>
          </table:table-cell>
          <table:table-cell table:style-name="ce10" office:value-type="float" office:value="4.025" calcext:value-type="float">
            <text:p>4.025</text:p>
          </table:table-cell>
          <table:table-cell table:style-name="ce10" office:value-type="float" office:value="2.362" calcext:value-type="float">
            <text:p>2.362</text:p>
          </table:table-cell>
          <table:table-cell table:style-name="ce14" office:value-type="float" office:value="177.3" calcext:value-type="float">
            <text:p>177.3</text:p>
          </table:table-cell>
          <table:table-cell table:style-name="ce10" table:formula="of:=11.5*0.00005" office:value-type="float" office:value="0.000575" calcext:value-type="float">
            <text:p>0.000575</text:p>
          </table:table-cell>
          <table:table-cell table:number-columns-repeated="3"/>
          <table:table-cell table:style-name="ce10" office:value-type="float" office:value="2.043" calcext:value-type="float">
            <text:p>2.043</text:p>
          </table:table-cell>
          <table:table-cell table:style-name="ce10"/>
        </table:table-row>
        <table:table-row table:style-name="ro2">
          <table:table-cell table:style-name="ce5" office:value-type="float" office:value="1530" calcext:value-type="float">
            <text:p>1530.00</text:p>
          </table:table-cell>
          <table:table-cell table:style-name="ce10" office:value-type="float" office:value="3.647" calcext:value-type="float">
            <text:p>3.647</text:p>
          </table:table-cell>
          <table:table-cell table:style-name="ce10" office:value-type="float" office:value="1.889" calcext:value-type="float">
            <text:p>1.889</text:p>
          </table:table-cell>
          <table:table-cell table:style-name="ce14" office:value-type="float" office:value="150.6" calcext:value-type="float">
            <text:p>150.6</text:p>
          </table:table-cell>
          <table:table-cell table:style-name="ce10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0" office:value-type="float" office:value="2.037" calcext:value-type="float">
            <text:p>2.037</text:p>
          </table:table-cell>
          <table:table-cell table:style-name="ce10"/>
        </table:table-row>
        <table:table-row table:style-name="ro2">
          <table:table-cell table:style-name="ce5" office:value-type="float" office:value="1790" calcext:value-type="float">
            <text:p>1790.00</text:p>
          </table:table-cell>
          <table:table-cell table:style-name="ce10" office:value-type="float" office:value="3.034" calcext:value-type="float">
            <text:p>3.034</text:p>
          </table:table-cell>
          <table:table-cell table:style-name="ce10" office:value-type="float" office:value="1.159" calcext:value-type="float">
            <text:p>1.159</text:p>
          </table:table-cell>
          <table:table-cell table:style-name="ce14" office:value-type="float" office:value="108.2" calcext:value-type="float">
            <text:p>108.2</text:p>
          </table:table-cell>
          <table:table-cell table:style-name="ce10" table:formula="of:=11.5*0.00005" office:value-type="float" office:value="0.000575" calcext:value-type="float">
            <text:p>0.000575</text:p>
          </table:table-cell>
          <table:table-cell table:number-columns-repeated="3"/>
          <table:table-cell table:style-name="ce10" office:value-type="float" office:value="2.015" calcext:value-type="float">
            <text:p>2.015</text:p>
          </table:table-cell>
          <table:table-cell table:style-name="ce10"/>
        </table:table-row>
        <table:table-row table:style-name="ro2">
          <table:table-cell table:style-name="ce5" office:value-type="float" office:value="2040" calcext:value-type="float">
            <text:p>2040.00</text:p>
          </table:table-cell>
          <table:table-cell table:style-name="ce10" office:value-type="float" office:value="2.699" calcext:value-type="float">
            <text:p>2.699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4" office:value-type="float" office:value="85.5" calcext:value-type="float">
            <text:p>85.5</text:p>
          </table:table-cell>
          <table:table-cell table:style-name="ce16" table:formula="of:=10*0.00005" office:value-type="float" office:value="0.0005" calcext:value-type="float">
            <text:p>5.00E-004</text:p>
          </table:table-cell>
          <table:table-cell table:number-columns-repeated="3"/>
          <table:table-cell table:style-name="ce10" office:value-type="float" office:value="1.988" calcext:value-type="float">
            <text:p>1.988</text:p>
          </table:table-cell>
          <table:table-cell table:style-name="ce10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heta 1 (deg)</text:p>
          </table:table-cell>
          <table:table-cell table:style-name="ce3" office:value-type="string" calcext:value-type="string">
            <text:p>Theta 2 (deg)</text:p>
          </table:table-cell>
          <table:table-cell table:style-name="ce3" office:value-type="string" calcext:value-type="string">
            <text:p>P1 (W)</text:p>
          </table:table-cell>
          <table:table-cell table:style-name="ce3" office:value-type="string" calcext:value-type="string">
            <text:p>P2 (W)</text:p>
          </table:table-cell>
        </table:table-row>
        <table:table-row table:style-name="ro2">
          <table:table-cell/>
          <table:table-cell table:formula="of:=[.B8]/([.D8]/1000)" office:value-type="float" office:value="3.23076923076923" calcext:value-type="float">
            <text:p>3.231</text:p>
          </table:table-cell>
          <table:table-cell table:formula="of:=[.C8]/([.D8]/1000)" office:value-type="float" office:value="89.0688259109312" calcext:value-type="float">
            <text:p>89.069</text:p>
          </table:table-cell>
          <table:table-cell table:formula="of:=[.I8]/([.D8]/1000)" office:value-type="float" office:value="85.9514170040486" calcext:value-type="float">
            <text:p>85.951</text:p>
          </table:table-cell>
          <table:table-cell table:formula="of:=[.B46]/(2*PI()*[.A8])" office:value-type="float" office:value="0.00257096446533062" calcext:value-type="float">
            <text:p>0.002570964465</text:p>
          </table:table-cell>
          <table:table-cell table:style-name="ce17" table:formula="of:=1/(2*PI()*[.A8] *[.C46])" office:value-type="float" office:value="0.0000089343797599314" calcext:value-type="float">
            <text:p>0.000008934380</text:p>
          </table:table-cell>
          <table:table-cell table:style-name="ce11" table:formula="of:=DEGREES(ATAN(([.B46]-[.C46])/([.$A$2])))" office:value-type="float" office:value="-89.3592392772954" calcext:value-type="float">
            <text:p>-89.359</text:p>
          </table:table-cell>
          <table:table-cell table:style-name="ce5" table:formula="of:=360*[.A8]*[.E8]" office:value-type="float" office:value="432" calcext:value-type="float">
            <text:p>432.00</text:p>
          </table:table-cell>
          <table:table-cell table:formula="of:=[.D8]*[.I8]*COS(RADIANS([.G46]))" office:value-type="float" office:value="0.586423201781574" calcext:value-type="float">
            <text:p>0.586</text:p>
          </table:table-cell>
          <table:table-cell table:style-name="ce11" table:formula="of:=[.D8]*[.I8]*COS(RADIANS([.H46]))" office:value-type="float" office:value="16.2042640527329" calcext:value-type="float">
            <text:p>16.204</text:p>
          </table:table-cell>
        </table:table-row>
        <table:table-row table:style-name="ro2">
          <table:table-cell/>
          <table:table-cell table:formula="of:=[.B9]/([.D9]/1000)" office:value-type="float" office:value="3.9968253968254" calcext:value-type="float">
            <text:p>3.997</text:p>
          </table:table-cell>
          <table:table-cell table:formula="of:=[.C9]/([.D9]/1000)" office:value-type="float" office:value="71.1111111111111" calcext:value-type="float">
            <text:p>71.111</text:p>
          </table:table-cell>
          <table:table-cell table:formula="of:=[.I9]/([.D9]/1000)" office:value-type="float" office:value="67.3333333333333" calcext:value-type="float">
            <text:p>67.333</text:p>
          </table:table-cell>
          <table:table-cell table:formula="of:=[.B47]/(2*PI()*[.A9])" office:value-type="float" office:value="0.00249456673952937" calcext:value-type="float">
            <text:p>0.002494566740</text:p>
          </table:table-cell>
          <table:table-cell table:style-name="ce17" table:formula="of:=1/(2*PI()*[.A9] *[.C47])" office:value-type="float" office:value="0.00000877692700874423" calcext:value-type="float">
            <text:p>0.000008776927</text:p>
          </table:table-cell>
          <table:table-cell table:style-name="ce11" table:formula="of:=DEGREES(ATAN(([.B47]-[.C47])/([.$A$2])))" office:value-type="float" office:value="-89.1804993992136" calcext:value-type="float">
            <text:p>-89.180</text:p>
          </table:table-cell>
          <table:table-cell table:style-name="ce5" table:formula="of:=360*[.A9]*[.E9]" office:value-type="float" office:value="436.05" calcext:value-type="float">
            <text:p>436.05</text:p>
          </table:table-cell>
          <table:table-cell table:formula="of:=[.D9]*[.I9]*COS(RADIANS([.G47]))" office:value-type="float" office:value="0.955571214030564" calcext:value-type="float">
            <text:p>0.956</text:p>
          </table:table-cell>
          <table:table-cell table:style-name="ce11" table:formula="of:=[.D9]*[.I9]*COS(RADIANS([.H47]))" office:value-type="float" office:value="16.1065864268466" calcext:value-type="float">
            <text:p>16.107</text:p>
          </table:table-cell>
        </table:table-row>
        <table:table-row table:style-name="ro2">
          <table:table-cell/>
          <table:table-cell table:formula="of:=[.B10]/([.D10]/1000)" office:value-type="float" office:value="4.5822454308094" calcext:value-type="float">
            <text:p>4.582</text:p>
          </table:table-cell>
          <table:table-cell table:formula="of:=[.C10]/([.D10]/1000)" office:value-type="float" office:value="59.8955613577024" calcext:value-type="float">
            <text:p>59.896</text:p>
          </table:table-cell>
          <table:table-cell table:formula="of:=[.I10]/([.D10]/1000)" office:value-type="float" office:value="55.3524804177546" calcext:value-type="float">
            <text:p>55.352</text:p>
          </table:table-cell>
          <table:table-cell table:formula="of:=[.B48]/(2*PI()*[.A10])" office:value-type="float" office:value="0.00243095670257856" calcext:value-type="float">
            <text:p>0.002430956703</text:p>
          </table:table-cell>
          <table:table-cell table:style-name="ce17" table:formula="of:=1/(2*PI()*[.A10] *[.C48])" office:value-type="float" office:value="0.00000885735879165881" calcext:value-type="float">
            <text:p>0.000008857359</text:p>
          </table:table-cell>
          <table:table-cell table:style-name="ce11" table:formula="of:=DEGREES(ATAN(([.B48]-[.C48])/([.$A$2])))" office:value-type="float" office:value="-89.005692830831" calcext:value-type="float">
            <text:p>-89.006</text:p>
          </table:table-cell>
          <table:table-cell table:style-name="ce5" table:formula="of:=360*[.A10]*[.E10]" office:value-type="float" office:value="199.8" calcext:value-type="float">
            <text:p>199.80</text:p>
          </table:table-cell>
          <table:table-cell table:formula="of:=[.D10]*[.I10]*COS(RADIANS([.G48]))" office:value-type="float" office:value="1.40899929054687" calcext:value-type="float">
            <text:p>1.409</text:p>
          </table:table-cell>
          <table:table-cell table:style-name="ce11" table:formula="of:=[.D10]*[.I10]*COS(RADIANS([.H48]))" office:value-type="float" office:value="-76.3957549160073" calcext:value-type="float">
            <text:p>-76.396</text:p>
          </table:table-cell>
        </table:table-row>
        <table:table-row table:style-name="ro2">
          <table:table-cell/>
          <table:table-cell table:formula="of:=[.B11]/([.D11]/1000)" office:value-type="float" office:value="5.78066914498141" calcext:value-type="float">
            <text:p>5.781</text:p>
          </table:table-cell>
          <table:table-cell table:formula="of:=[.C11]/([.D11]/1000)" office:value-type="float" office:value="45.3531598513011" calcext:value-type="float">
            <text:p>45.353</text:p>
          </table:table-cell>
          <table:table-cell table:formula="of:=[.I11]/([.D11]/1000)" office:value-type="float" office:value="39.3494423791822" calcext:value-type="float">
            <text:p>39.349</text:p>
          </table:table-cell>
          <table:table-cell table:formula="of:=[.B49]/(2*PI()*[.A11])" office:value-type="float" office:value="0.00230005517200648" calcext:value-type="float">
            <text:p>0.002300055172</text:p>
          </table:table-cell>
          <table:table-cell table:style-name="ce17" table:formula="of:=1/(2*PI()*[.A11] *[.C49])" office:value-type="float" office:value="0.00000877309010076226" calcext:value-type="float">
            <text:p>0.000008773090</text:p>
          </table:table-cell>
          <table:table-cell table:style-name="ce11" table:formula="of:=DEGREES(ATAN(([.B49]-[.C49])/([.$A$2])))" office:value-type="float" office:value="-88.6103184058158" calcext:value-type="float">
            <text:p>-88.610</text:p>
          </table:table-cell>
          <table:table-cell table:style-name="ce5" table:formula="of:=360*[.A11]*[.E11]" office:value-type="float" office:value="187.2" calcext:value-type="float">
            <text:p>187.20</text:p>
          </table:table-cell>
          <table:table-cell table:formula="of:=[.D11]*[.I11]*COS(RADIANS([.G49]))" office:value-type="float" office:value="2.76218793947014" calcext:value-type="float">
            <text:p>2.762</text:p>
          </table:table-cell>
          <table:table-cell table:style-name="ce11" table:formula="of:=[.D11]*[.I11]*COS(RADIANS([.H49]))" office:value-type="float" office:value="-112.996507060332" calcext:value-type="float">
            <text:p>-112.997</text:p>
          </table:table-cell>
        </table:table-row>
        <table:table-row table:style-name="ro2">
          <table:table-cell/>
          <table:table-cell table:formula="of:=[.B12]/([.D12]/1000)" office:value-type="float" office:value="5.88497217068646" calcext:value-type="float">
            <text:p>5.885</text:p>
          </table:table-cell>
          <table:table-cell table:formula="of:=[.C12]/([.D12]/1000)" office:value-type="float" office:value="45.2133580705009" calcext:value-type="float">
            <text:p>45.213</text:p>
          </table:table-cell>
          <table:table-cell table:formula="of:=[.I12]/([.D12]/1000)" office:value-type="float" office:value="39.2578849721707" calcext:value-type="float">
            <text:p>39.258</text:p>
          </table:table-cell>
          <table:table-cell table:formula="of:=[.B50]/(2*PI()*[.A12])" office:value-type="float" office:value="0.00228444490469022" calcext:value-type="float">
            <text:p>0.002284444905</text:p>
          </table:table-cell>
          <table:table-cell table:style-name="ce17" table:formula="of:=1/(2*PI()*[.A12] *[.C50])" office:value-type="float" office:value="0.00000858557746194657" calcext:value-type="float">
            <text:p>0.000008585577</text:p>
          </table:table-cell>
          <table:table-cell table:style-name="ce11" table:formula="of:=DEGREES(ATAN(([.B50]-[.C50])/([.$A$2])))" office:value-type="float" office:value="-88.6016962952714" calcext:value-type="float">
            <text:p>-88.602</text:p>
          </table:table-cell>
          <table:table-cell table:style-name="ce5" table:formula="of:=360*[.A12]*[.E12]" office:value-type="float" office:value="369" calcext:value-type="float">
            <text:p>369.00</text:p>
          </table:table-cell>
          <table:table-cell table:formula="of:=[.D12]*[.I12]*COS(RADIANS([.G50]))" office:value-type="float" office:value="2.78317293404069" calcext:value-type="float">
            <text:p>2.783</text:p>
          </table:table-cell>
          <table:table-cell table:style-name="ce11" table:formula="of:=[.D12]*[.I12]*COS(RADIANS([.H50]))" office:value-type="float" office:value="112.648225696893" calcext:value-type="float">
            <text:p>112.648</text:p>
          </table:table-cell>
        </table:table-row>
        <table:table-row table:style-name="ro2">
          <table:table-cell/>
          <table:table-cell table:formula="of:=[.B13]/([.D13]/1000)" office:value-type="float" office:value="8.17438692098093" calcext:value-type="float">
            <text:p>8.174</text:p>
          </table:table-cell>
          <table:table-cell table:formula="of:=[.C13]/([.D13]/1000)" office:value-type="float" office:value="36.2397820163488" calcext:value-type="float">
            <text:p>36.240</text:p>
          </table:table-cell>
          <table:table-cell table:formula="of:=[.I13]/([.D13]/1000)" office:value-type="float" office:value="28.7738419618529" calcext:value-type="float">
            <text:p>28.774</text:p>
          </table:table-cell>
          <table:table-cell table:formula="of:=[.B51]/(2*PI()*[.A13])" office:value-type="float" office:value="0.00260198817043971" calcext:value-type="float">
            <text:p>0.002601988170</text:p>
          </table:table-cell>
          <table:table-cell table:style-name="ce17" table:formula="of:=1/(2*PI()*[.A13] *[.C51])" office:value-type="float" office:value="0.00000878343821274069" calcext:value-type="float">
            <text:p>0.000008783438</text:p>
          </table:table-cell>
          <table:table-cell table:style-name="ce11" table:formula="of:=DEGREES(ATAN(([.B51]-[.C51])/([.$A$2])))" office:value-type="float" office:value="-88.0409144090883" calcext:value-type="float">
            <text:p>-88.041</text:p>
          </table:table-cell>
          <table:table-cell table:style-name="ce5" table:formula="of:=360*[.A13]*[.E13]" office:value-type="float" office:value="360" calcext:value-type="float">
            <text:p>360.00</text:p>
          </table:table-cell>
          <table:table-cell table:formula="of:=[.D13]*[.I13]*COS(RADIANS([.G51]))" office:value-type="float" office:value="5.29951498190066" calcext:value-type="float">
            <text:p>5.300</text:p>
          </table:table-cell>
          <table:table-cell table:style-name="ce11" table:formula="of:=[.D13]*[.I13]*COS(RADIANS([.H51]))" office:value-type="float" office:value="155.0208" calcext:value-type="float">
            <text:p>155.021</text:p>
          </table:table-cell>
        </table:table-row>
        <table:table-row table:style-name="ro2">
          <table:table-cell/>
          <table:table-cell table:formula="of:=[.B14]/([.D14]/1000)" office:value-type="float" office:value="8.31476323119777" calcext:value-type="float">
            <text:p>8.315</text:p>
          </table:table-cell>
          <table:table-cell table:formula="of:=[.C14]/([.D14]/1000)" office:value-type="float" office:value="36.7270194986072" calcext:value-type="float">
            <text:p>36.727</text:p>
          </table:table-cell>
          <table:table-cell table:formula="of:=[.I14]/([.D14]/1000)" office:value-type="float" office:value="29.4150417827298" calcext:value-type="float">
            <text:p>29.415</text:p>
          </table:table-cell>
          <table:table-cell table:formula="of:=[.B52]/(2*PI()*[.A14])" office:value-type="float" office:value="0.00259477582134091" calcext:value-type="float">
            <text:p>0.002594775821</text:p>
          </table:table-cell>
          <table:table-cell table:style-name="ce17" table:formula="of:=1/(2*PI()*[.A14] *[.C52])" office:value-type="float" office:value="0.00000849697362124078" calcext:value-type="float">
            <text:p>0.000008496974</text:p>
          </table:table-cell>
          <table:table-cell table:style-name="ce11" table:formula="of:=DEGREES(ATAN(([.B52]-[.C52])/([.$A$2])))" office:value-type="float" office:value="-88.064812928502" calcext:value-type="float">
            <text:p>-88.065</text:p>
          </table:table-cell>
          <table:table-cell table:style-name="ce5" table:formula="of:=360*[.A14]*[.E14]" office:value-type="float" office:value="348.84" calcext:value-type="float">
            <text:p>348.84</text:p>
          </table:table-cell>
          <table:table-cell table:formula="of:=[.D14]*[.I14]*COS(RADIANS([.G52]))" office:value-type="float" office:value="5.12077983902251" calcext:value-type="float">
            <text:p>5.121</text:p>
          </table:table-cell>
          <table:table-cell table:style-name="ce11" table:formula="of:=[.D14]*[.I14]*COS(RADIANS([.H52]))" office:value-type="float" office:value="148.774135809935" calcext:value-type="float">
            <text:p>148.774</text:p>
          </table:table-cell>
        </table:table-row>
        <table:table-row table:style-name="ro2">
          <table:table-cell/>
          <table:table-cell table:formula="of:=[.B15]/([.D15]/1000)" office:value-type="float" office:value="9.94753410283316" calcext:value-type="float">
            <text:p>9.948</text:p>
          </table:table-cell>
          <table:table-cell table:formula="of:=[.C15]/([.D15]/1000)" office:value-type="float" office:value="30.7555089192025" calcext:value-type="float">
            <text:p>30.756</text:p>
          </table:table-cell>
          <table:table-cell table:formula="of:=[.I15]/([.D15]/1000)" office:value-type="float" office:value="22.0986358866737" calcext:value-type="float">
            <text:p>22.099</text:p>
          </table:table-cell>
          <table:table-cell table:formula="of:=[.B53]/(2*PI()*[.A15])" office:value-type="float" office:value="0.00258692683666846" calcext:value-type="float">
            <text:p>0.002586926837</text:p>
          </table:table-cell>
          <table:table-cell table:style-name="ce17" table:formula="of:=1/(2*PI()*[.A15] *[.C53])" office:value-type="float" office:value="0.00000845562651031325" calcext:value-type="float">
            <text:p>0.000008455627</text:p>
          </table:table-cell>
          <table:table-cell table:style-name="ce11" table:formula="of:=DEGREES(ATAN(([.B53]-[.C53])/([.$A$2])))" office:value-type="float" office:value="-87.3584660469537" calcext:value-type="float">
            <text:p>-87.358</text:p>
          </table:table-cell>
          <table:table-cell table:style-name="ce5" table:formula="of:=360*[.A15]*[.E15]" office:value-type="float" office:value="332.6832" calcext:value-type="float">
            <text:p>332.68</text:p>
          </table:table-cell>
          <table:table-cell table:formula="of:=[.D15]*[.I15]*COS(RADIANS([.G53]))" office:value-type="float" office:value="9.24977077888629" calcext:value-type="float">
            <text:p>9.250</text:p>
          </table:table-cell>
          <table:table-cell table:style-name="ce11" table:formula="of:=[.D15]*[.I15]*COS(RADIANS([.H53]))" office:value-type="float" office:value="178.320079443661" calcext:value-type="float">
            <text:p>178.320</text:p>
          </table:table-cell>
        </table:table-row>
        <table:table-row table:style-name="ro2">
          <table:table-cell/>
          <table:table-cell table:formula="of:=[.B16]/([.D16]/1000)" office:value-type="float" office:value="10.5949256342957" calcext:value-type="float">
            <text:p>10.595</text:p>
          </table:table-cell>
          <table:table-cell table:formula="of:=[.C16]/([.D16]/1000)" office:value-type="float" office:value="27.9002624671916" calcext:value-type="float">
            <text:p>27.900</text:p>
          </table:table-cell>
          <table:table-cell table:formula="of:=[.I16]/([.D16]/1000)" office:value-type="float" office:value="18.3989501312336" calcext:value-type="float">
            <text:p>18.399</text:p>
          </table:table-cell>
          <table:table-cell table:formula="of:=[.B54]/(2*PI()*[.A16])" office:value-type="float" office:value="0.00259420736367569" calcext:value-type="float">
            <text:p>0.002594207364</text:p>
          </table:table-cell>
          <table:table-cell table:style-name="ce17" table:formula="of:=1/(2*PI()*[.A16] *[.C54])" office:value-type="float" office:value="0.00000877603782010451" calcext:value-type="float">
            <text:p>0.000008776038</text:p>
          </table:table-cell>
          <table:table-cell table:style-name="ce11" table:formula="of:=DEGREES(ATAN(([.B54]-[.C54])/([.$A$2])))" office:value-type="float" office:value="-86.8248159528478" calcext:value-type="float">
            <text:p>-86.825</text:p>
          </table:table-cell>
          <table:table-cell table:style-name="ce5" table:formula="of:=360*[.A16]*[.E16]" office:value-type="float" office:value="327.6" calcext:value-type="float">
            <text:p>327.60</text:p>
          </table:table-cell>
          <table:table-cell table:formula="of:=[.D16]*[.I16]*COS(RADIANS([.G54]))" office:value-type="float" office:value="13.3140277841278" calcext:value-type="float">
            <text:p>13.314</text:p>
          </table:table-cell>
          <table:table-cell table:style-name="ce11" table:formula="of:=[.D16]*[.I16]*COS(RADIANS([.H54]))" office:value-type="float" office:value="202.953552003903" calcext:value-type="float">
            <text:p>202.954</text:p>
          </table:table-cell>
        </table:table-row>
        <table:table-row table:style-name="ro2">
          <table:table-cell/>
          <table:table-cell table:formula="of:=[.B17]/([.D17]/1000)" office:value-type="float" office:value="11.5540015540016" calcext:value-type="float">
            <text:p>11.554</text:p>
          </table:table-cell>
          <table:table-cell table:formula="of:=[.C17]/([.D17]/1000)" office:value-type="float" office:value="26.2315462315462" calcext:value-type="float">
            <text:p>26.232</text:p>
          </table:table-cell>
          <table:table-cell table:formula="of:=[.I17]/([.D17]/1000)" office:value-type="float" office:value="16.3014763014763" calcext:value-type="float">
            <text:p>16.301</text:p>
          </table:table-cell>
          <table:table-cell table:formula="of:=[.B55]/(2*PI()*[.A17])" office:value-type="float" office:value="0.00257545722662575" calcext:value-type="float">
            <text:p>0.002575457227</text:p>
          </table:table-cell>
          <table:table-cell table:style-name="ce17" table:formula="of:=1/(2*PI()*[.A17] *[.C55])" office:value-type="float" office:value="0.0000084976341384592" calcext:value-type="float">
            <text:p>0.000008497634</text:p>
          </table:table-cell>
          <table:table-cell table:style-name="ce11" table:formula="of:=DEGREES(ATAN(([.B55]-[.C55])/([.$A$2])))" office:value-type="float" office:value="-86.2578404258203" calcext:value-type="float">
            <text:p>-86.258</text:p>
          </table:table-cell>
          <table:table-cell table:style-name="ce5" table:formula="of:=360*[.A17]*[.E17]" office:value-type="float" office:value="321.3" calcext:value-type="float">
            <text:p>321.30</text:p>
          </table:table-cell>
          <table:table-cell table:formula="of:=[.D17]*[.I17]*COS(RADIANS([.G55]))" office:value-type="float" office:value="17.6227990562485" calcext:value-type="float">
            <text:p>17.623</text:p>
          </table:table-cell>
          <table:table-cell table:style-name="ce11" table:formula="of:=[.D17]*[.I17]*COS(RADIANS([.H55]))" office:value-type="float" office:value="210.726043404481" calcext:value-type="float">
            <text:p>210.726</text:p>
          </table:table-cell>
        </table:table-row>
        <table:table-row table:style-name="ro2">
          <table:table-cell/>
          <table:table-cell table:formula="of:=[.B18]/([.D18]/1000)" office:value-type="float" office:value="12.3785803237858" calcext:value-type="float">
            <text:p>12.379</text:p>
          </table:table-cell>
          <table:table-cell table:formula="of:=[.C18]/([.D18]/1000)" office:value-type="float" office:value="23.8667496886675" calcext:value-type="float">
            <text:p>23.867</text:p>
          </table:table-cell>
          <table:table-cell table:formula="of:=[.I18]/([.D18]/1000)" office:value-type="float" office:value="13.0386052303861" calcext:value-type="float">
            <text:p>13.039</text:p>
          </table:table-cell>
          <table:table-cell table:formula="of:=[.B56]/(2*PI()*[.A18])" office:value-type="float" office:value="0.00259225295656656" calcext:value-type="float">
            <text:p>0.002592252957</text:p>
          </table:table-cell>
          <table:table-cell table:style-name="ce17" table:formula="of:=1/(2*PI()*[.A18] *[.C56])" office:value-type="float" office:value="0.00000877431579653095" calcext:value-type="float">
            <text:p>0.000008774316</text:p>
          </table:table-cell>
          <table:table-cell table:style-name="ce11" table:formula="of:=DEGREES(ATAN(([.B56]-[.C56])/([.$A$2])))" office:value-type="float" office:value="-85.2232205274721" calcext:value-type="float">
            <text:p>-85.223</text:p>
          </table:table-cell>
          <table:table-cell table:style-name="ce5" table:formula="of:=360*[.A18]*[.E18]" office:value-type="float" office:value="300.96" calcext:value-type="float">
            <text:p>300.96</text:p>
          </table:table-cell>
          <table:table-cell table:formula="of:=[.D18]*[.I18]*COS(RADIANS([.G56]))" office:value-type="float" office:value="28.0047407531474" calcext:value-type="float">
            <text:p>28.005</text:p>
          </table:table-cell>
          <table:table-cell table:style-name="ce11" table:formula="of:=[.D18]*[.I18]*COS(RADIANS([.H56]))" office:value-type="float" office:value="173.004163228399" calcext:value-type="float">
            <text:p>173.004</text:p>
          </table:table-cell>
        </table:table-row>
        <table:table-row table:style-name="ro2">
          <table:table-cell/>
          <table:table-cell table:formula="of:=[.B19]/([.D19]/1000)" office:value-type="float" office:value="13.7019230769231" calcext:value-type="float">
            <text:p>13.702</text:p>
          </table:table-cell>
          <table:table-cell table:formula="of:=[.C19]/([.D19]/1000)" office:value-type="float" office:value="23.4855769230769" calcext:value-type="float">
            <text:p>23.486</text:p>
          </table:table-cell>
          <table:table-cell table:formula="of:=[.I19]/([.D19]/1000)" office:value-type="float" office:value="12.5480769230769" calcext:value-type="float">
            <text:p>12.548</text:p>
          </table:table-cell>
          <table:table-cell table:formula="of:=[.B57]/(2*PI()*[.A19])" office:value-type="float" office:value="0.00267246174945738" calcext:value-type="float">
            <text:p>0.002672461749</text:p>
          </table:table-cell>
          <table:table-cell table:style-name="ce17" table:formula="of:=1/(2*PI()*[.A19] *[.C57])" office:value-type="float" office:value="0.00000830479161978301" calcext:value-type="float">
            <text:p>0.000008304792</text:p>
          </table:table-cell>
          <table:table-cell table:style-name="ce11" table:formula="of:=DEGREES(ATAN(([.B57]-[.C57])/([.$A$2])))" office:value-type="float" office:value="-84.3959144215648" calcext:value-type="float">
            <text:p>-84.396</text:p>
          </table:table-cell>
          <table:table-cell table:style-name="ce5" table:formula="of:=360*[.A19]*[.E19]" office:value-type="float" office:value="279.072" calcext:value-type="float">
            <text:p>279.07</text:p>
          </table:table-cell>
          <table:table-cell table:formula="of:=[.D19]*[.I19]*COS(RADIANS([.G57]))" office:value-type="float" office:value="33.9291716911481" calcext:value-type="float">
            <text:p>33.929</text:p>
          </table:table-cell>
          <table:table-cell table:style-name="ce11" table:formula="of:=[.D19]*[.I19]*COS(RADIANS([.H57]))" office:value-type="float" office:value="54.7832827039124" calcext:value-type="float">
            <text:p>54.783</text:p>
          </table:table-cell>
        </table:table-row>
        <table:table-row table:style-name="ro2">
          <table:table-cell/>
          <table:table-cell table:formula="of:=[.B20]/([.D20]/1000)" office:value-type="float" office:value="13.6556169429098" calcext:value-type="float">
            <text:p>13.656</text:p>
          </table:table-cell>
          <table:table-cell table:formula="of:=[.C20]/([.D20]/1000)" office:value-type="float" office:value="20.9944751381215" calcext:value-type="float">
            <text:p>20.994</text:p>
          </table:table-cell>
          <table:table-cell table:formula="of:=[.I20]/([.D20]/1000)" office:value-type="float" office:value="9.5902394106814" calcext:value-type="float">
            <text:p>9.590</text:p>
          </table:table-cell>
          <table:table-cell table:formula="of:=[.B58]/(2*PI()*[.A20])" office:value-type="float" office:value="0.00258733206837324" calcext:value-type="float">
            <text:p>0.002587332068</text:p>
          </table:table-cell>
          <table:table-cell table:style-name="ce17" table:formula="of:=1/(2*PI()*[.A20] *[.C58])" office:value-type="float" office:value="0.00000902476337707802" calcext:value-type="float">
            <text:p>0.000009024763</text:p>
          </table:table-cell>
          <table:table-cell table:style-name="ce11" table:formula="of:=DEGREES(ATAN(([.B58]-[.C58])/([.$A$2])))" office:value-type="float" office:value="-82.5474239199275" calcext:value-type="float">
            <text:p>-82.547</text:p>
          </table:table-cell>
          <table:table-cell table:style-name="ce5" table:formula="of:=360*[.A20]*[.E20]" office:value-type="float" office:value="241.92" calcext:value-type="float">
            <text:p>241.92</text:p>
          </table:table-cell>
          <table:table-cell table:formula="of:=[.D20]*[.I20]*COS(RADIANS([.G58]))" office:value-type="float" office:value="58.6823594612586" calcext:value-type="float">
            <text:p>58.682</text:p>
          </table:table-cell>
          <table:table-cell table:style-name="ce11" table:formula="of:=[.D20]*[.I20]*COS(RADIANS([.H58]))" office:value-type="float" office:value="-212.959450340124" calcext:value-type="float">
            <text:p>-212.959</text:p>
          </table:table-cell>
        </table:table-row>
        <table:table-row table:style-name="ro2">
          <table:table-cell/>
          <table:table-cell table:formula="of:=[.B21]/([.D21]/1000)" office:value-type="float" office:value="15.3577898550725" calcext:value-type="float">
            <text:p>15.358</text:p>
          </table:table-cell>
          <table:table-cell table:formula="of:=[.C21]/([.D21]/1000)" office:value-type="float" office:value="19.7010869565217" calcext:value-type="float">
            <text:p>19.701</text:p>
          </table:table-cell>
          <table:table-cell table:formula="of:=[.I21]/([.D21]/1000)" office:value-type="float" office:value="9.38858695652174" calcext:value-type="float">
            <text:p>9.389</text:p>
          </table:table-cell>
          <table:table-cell table:formula="of:=[.B59]/(2*PI()*[.A21])" office:value-type="float" office:value="0.00265970421153574" calcext:value-type="float">
            <text:p>0.002659704212</text:p>
          </table:table-cell>
          <table:table-cell table:style-name="ce17" table:formula="of:=1/(2*PI()*[.A21] *[.C59])" office:value-type="float" office:value="0.00000879051728757908" calcext:value-type="float">
            <text:p>0.000008790517</text:p>
          </table:table-cell>
          <table:table-cell table:style-name="ce11" table:formula="of:=DEGREES(ATAN(([.B59]-[.C59])/([.$A$2])))" office:value-type="float" office:value="-77.5362903463165" calcext:value-type="float">
            <text:p>-77.536</text:p>
          </table:table-cell>
          <table:table-cell table:style-name="ce5" table:formula="of:=360*[.A21]*[.E21]" office:value-type="float" office:value="165.42" calcext:value-type="float">
            <text:p>165.42</text:p>
          </table:table-cell>
          <table:table-cell table:formula="of:=[.D21]*[.I21]*COS(RADIANS([.G59]))" office:value-type="float" office:value="98.7853335774929" calcext:value-type="float">
            <text:p>98.785</text:p>
          </table:table-cell>
          <table:table-cell table:style-name="ce11" table:formula="of:=[.D21]*[.I21]*COS(RADIANS([.H59]))" office:value-type="float" office:value="-442.978540287168" calcext:value-type="float">
            <text:p>-442.979</text:p>
          </table:table-cell>
        </table:table-row>
        <table:table-row table:style-name="ro2">
          <table:table-cell/>
          <table:table-cell table:formula="of:=[.B22]/([.D22]/1000)" office:value-type="float" office:value="14.7489539748954" calcext:value-type="float">
            <text:p>14.749</text:p>
          </table:table-cell>
          <table:table-cell table:formula="of:=[.C22]/([.D22]/1000)" office:value-type="float" office:value="19.0027894002789" calcext:value-type="float">
            <text:p>19.003</text:p>
          </table:table-cell>
          <table:table-cell table:formula="of:=[.I22]/([.D22]/1000)" office:value-type="float" office:value="7.21059972105997" calcext:value-type="float">
            <text:p>7.211</text:p>
          </table:table-cell>
          <table:table-cell table:formula="of:=[.B60]/(2*PI()*[.A22])" office:value-type="float" office:value="0.00255148796797767" calcext:value-type="float">
            <text:p>0.002551487968</text:p>
          </table:table-cell>
          <table:table-cell table:style-name="ce17" table:formula="of:=1/(2*PI()*[.A22] *[.C60])" office:value-type="float" office:value="0.00000910363735116785" calcext:value-type="float">
            <text:p>0.000009103637</text:p>
          </table:table-cell>
          <table:table-cell table:style-name="ce11" table:formula="of:=DEGREES(ATAN(([.B60]-[.C60])/([.$A$2])))" office:value-type="float" office:value="-77.2826096489049" calcext:value-type="float">
            <text:p>-77.283</text:p>
          </table:table-cell>
          <table:table-cell table:style-name="ce5" table:formula="of:=360*[.A22]*[.E22]" office:value-type="float" office:value="182.16" calcext:value-type="float">
            <text:p>182.16</text:p>
          </table:table-cell>
          <table:table-cell table:formula="of:=[.D22]*[.I22]*COS(RADIANS([.G60]))" office:value-type="float" office:value="130.56691898569" calcext:value-type="float">
            <text:p>130.567</text:p>
          </table:table-cell>
          <table:table-cell table:style-name="ce11" table:formula="of:=[.D22]*[.I22]*COS(RADIANS([.H60]))" office:value-type="float" office:value="-592.680984517868" calcext:value-type="float">
            <text:p>-592.681</text:p>
          </table:table-cell>
        </table:table-row>
        <table:table-row table:style-name="ro2">
          <table:table-cell/>
          <table:table-cell table:formula="of:=[.B23]/([.D23]/1000)" office:value-type="float" office:value="15.5135629381286" calcext:value-type="float">
            <text:p>15.514</text:p>
          </table:table-cell>
          <table:table-cell table:formula="of:=[.C23]/([.D23]/1000)" office:value-type="float" office:value="17.9213654373667" calcext:value-type="float">
            <text:p>17.921</text:p>
          </table:table-cell>
          <table:table-cell table:formula="of:=[.I23]/([.D23]/1000)" office:value-type="float" office:value="6.26943005181347" calcext:value-type="float">
            <text:p>6.269</text:p>
          </table:table-cell>
          <table:table-cell table:formula="of:=[.B61]/(2*PI()*[.A23])" office:value-type="float" office:value="0.0025454229139901" calcext:value-type="float">
            <text:p>0.002545422914</text:p>
          </table:table-cell>
          <table:table-cell table:style-name="ce17" table:formula="of:=1/(2*PI()*[.A23] *[.C61])" office:value-type="float" office:value="0.00000915539954212267" calcext:value-type="float">
            <text:p>0.000009155400</text:p>
          </table:table-cell>
          <table:table-cell table:style-name="ce11" table:formula="of:=DEGREES(ATAN(([.B61]-[.C61])/([.$A$2])))" office:value-type="float" office:value="-68.2626423353489" calcext:value-type="float">
            <text:p>-68.263</text:p>
          </table:table-cell>
          <table:table-cell table:style-name="ce5" table:formula="of:=360*[.A23]*[.E23]" office:value-type="float" office:value="104.76" calcext:value-type="float">
            <text:p>104.76</text:p>
          </table:table-cell>
          <table:table-cell table:formula="of:=[.D23]*[.I23]*COS(RADIANS([.G61]))" office:value-type="float" office:value="249.951522611821" calcext:value-type="float">
            <text:p>249.952</text:p>
          </table:table-cell>
          <table:table-cell table:style-name="ce11" table:formula="of:=[.D23]*[.I23]*COS(RADIANS([.H61]))" office:value-type="float" office:value="-171.945195873948" calcext:value-type="float">
            <text:p>-171.945</text:p>
          </table:table-cell>
        </table:table-row>
        <table:table-row table:style-name="ro2">
          <table:table-cell/>
          <table:table-cell table:formula="of:=[.B24]/([.D24]/1000)" office:value-type="float" office:value="15.6687518617814" calcext:value-type="float">
            <text:p>15.669</text:p>
          </table:table-cell>
          <table:table-cell table:formula="of:=[.C24]/([.D24]/1000)" office:value-type="float" office:value="17.7241584748287" calcext:value-type="float">
            <text:p>17.724</text:p>
          </table:table-cell>
          <table:table-cell table:formula="of:=[.I24]/([.D24]/1000)" office:value-type="float" office:value="6.12153708668454" calcext:value-type="float">
            <text:p>6.122</text:p>
          </table:table-cell>
          <table:table-cell table:formula="of:=[.B62]/(2*PI()*[.A24])" office:value-type="float" office:value="0.00254465235804371" calcext:value-type="float">
            <text:p>0.002544652358</text:p>
          </table:table-cell>
          <table:table-cell table:style-name="ce17" table:formula="of:=1/(2*PI()*[.A24] *[.C62])" office:value-type="float" office:value="0.00000916280473262721" calcext:value-type="float">
            <text:p>0.000009162805</text:p>
          </table:table-cell>
          <table:table-cell table:style-name="ce11" table:formula="of:=DEGREES(ATAN(([.B62]-[.C62])/([.$A$2])))" office:value-type="float" office:value="-64.9645622927633" calcext:value-type="float">
            <text:p>-64.965</text:p>
          </table:table-cell>
          <table:table-cell table:style-name="ce5" table:formula="of:=360*[.A24]*[.E24]" office:value-type="float" office:value="105.84" calcext:value-type="float">
            <text:p>105.84</text:p>
          </table:table-cell>
          <table:table-cell table:formula="of:=[.D24]*[.I24]*COS(RADIANS([.G62]))" office:value-type="float" office:value="291.93556426566" calcext:value-type="float">
            <text:p>291.936</text:p>
          </table:table-cell>
          <table:table-cell table:style-name="ce11" table:formula="of:=[.D24]*[.I24]*COS(RADIANS([.H62]))" office:value-type="float" office:value="-188.299577567756" calcext:value-type="float">
            <text:p>-188.300</text:p>
          </table:table-cell>
        </table:table-row>
        <table:table-row table:style-name="ro2">
          <table:table-cell/>
          <table:table-cell table:formula="of:=[.B25]/([.D25]/1000)" office:value-type="float" office:value="15.8094681472823" calcext:value-type="float">
            <text:p>15.809</text:p>
          </table:table-cell>
          <table:table-cell table:formula="of:=[.C25]/([.D25]/1000)" office:value-type="float" office:value="17.5043834015196" calcext:value-type="float">
            <text:p>17.504</text:p>
          </table:table-cell>
          <table:table-cell table:formula="of:=[.I25]/([.D25]/1000)" office:value-type="float" office:value="5.99941554646406" calcext:value-type="float">
            <text:p>5.999</text:p>
          </table:table-cell>
          <table:table-cell table:formula="of:=[.B63]/(2*PI()*[.A25])" office:value-type="float" office:value="0.00254157071039782" calcext:value-type="float">
            <text:p>0.002541570710</text:p>
          </table:table-cell>
          <table:table-cell table:style-name="ce17" table:formula="of:=1/(2*PI()*[.A25] *[.C63])" office:value-type="float" office:value="0.00000918413205950095" calcext:value-type="float">
            <text:p>0.000009184132</text:p>
          </table:table-cell>
          <table:table-cell table:style-name="ce11" table:formula="of:=DEGREES(ATAN(([.B63]-[.C63])/([.$A$2])))" office:value-type="float" office:value="-60.472784233242" calcext:value-type="float">
            <text:p>-60.473</text:p>
          </table:table-cell>
          <table:table-cell table:style-name="ce5" table:formula="of:=360*[.A25]*[.E25]" office:value-type="float" office:value="80.19" calcext:value-type="float">
            <text:p>80.19</text:p>
          </table:table-cell>
          <table:table-cell table:formula="of:=[.D25]*[.I25]*COS(RADIANS([.G63]))" office:value-type="float" office:value="346.235979481038" calcext:value-type="float">
            <text:p>346.236</text:p>
          </table:table-cell>
          <table:table-cell table:style-name="ce11" table:formula="of:=[.D25]*[.I25]*COS(RADIANS([.H63]))" office:value-type="float" office:value="119.699227556036" calcext:value-type="float">
            <text:p>119.699</text:p>
          </table:table-cell>
        </table:table-row>
        <table:table-row table:style-name="ro2">
          <table:table-cell/>
          <table:table-cell table:formula="of:=[.B26]/([.D26]/1000)" office:value-type="float" office:value="15.9516268355888" calcext:value-type="float">
            <text:p>15.952</text:p>
          </table:table-cell>
          <table:table-cell table:formula="of:=[.C26]/([.D26]/1000)" office:value-type="float" office:value="17.3337172473366" calcext:value-type="float">
            <text:p>17.334</text:p>
          </table:table-cell>
          <table:table-cell table:formula="of:=[.I26]/([.D26]/1000)" office:value-type="float" office:value="5.90555715519724" calcext:value-type="float">
            <text:p>5.906</text:p>
          </table:table-cell>
          <table:table-cell table:formula="of:=[.B64]/(2*PI()*[.A26])" office:value-type="float" office:value="0.00253878026124129" calcext:value-type="float">
            <text:p>0.002538780261</text:p>
          </table:table-cell>
          <table:table-cell table:style-name="ce17" table:formula="of:=1/(2*PI()*[.A26] *[.C64])" office:value-type="float" office:value="0.00000918181258070021" calcext:value-type="float">
            <text:p>0.000009181813</text:p>
          </table:table-cell>
          <table:table-cell table:style-name="ce11" table:formula="of:=DEGREES(ATAN(([.B64]-[.C64])/([.$A$2])))" office:value-type="float" office:value="-55.2161561467234" calcext:value-type="float">
            <text:p>-55.216</text:p>
          </table:table-cell>
          <table:table-cell table:style-name="ce5" table:formula="of:=360*[.A26]*[.E26]" office:value-type="float" office:value="72" calcext:value-type="float">
            <text:p>72.00</text:p>
          </table:table-cell>
          <table:table-cell table:formula="of:=[.D26]*[.I26]*COS(RADIANS([.G64]))" office:value-type="float" office:value="406.361344833235" calcext:value-type="float">
            <text:p>406.361</text:p>
          </table:table-cell>
          <table:table-cell table:style-name="ce11" table:formula="of:=[.D26]*[.I26]*COS(RADIANS([.H64]))" office:value-type="float" office:value="220.116606002306" calcext:value-type="float">
            <text:p>220.117</text:p>
          </table:table-cell>
        </table:table-row>
        <table:table-row table:style-name="ro2">
          <table:table-cell/>
          <table:table-cell table:formula="of:=[.B27]/([.D27]/1000)" office:value-type="float" office:value="16.111585539425" calcext:value-type="float">
            <text:p>16.112</text:p>
          </table:table-cell>
          <table:table-cell table:formula="of:=[.C27]/([.D27]/1000)" office:value-type="float" office:value="17.1648163962425" calcext:value-type="float">
            <text:p>17.165</text:p>
          </table:table-cell>
          <table:table-cell table:formula="of:=[.I27]/([.D27]/1000)" office:value-type="float" office:value="5.8354682607458" calcext:value-type="float">
            <text:p>5.835</text:p>
          </table:table-cell>
          <table:table-cell table:formula="of:=[.B65]/(2*PI()*[.A27])" office:value-type="float" office:value="0.0025388499798489" calcext:value-type="float">
            <text:p>0.002538849980</text:p>
          </table:table-cell>
          <table:table-cell table:style-name="ce17" table:formula="of:=1/(2*PI()*[.A27] *[.C65])" office:value-type="float" office:value="0.00000918035753709716" calcext:value-type="float">
            <text:p>0.000009180358</text:p>
          </table:table-cell>
          <table:table-cell table:style-name="ce11" table:formula="of:=DEGREES(ATAN(([.B65]-[.C65])/([.$A$2])))" office:value-type="float" office:value="-47.6514202282365" calcext:value-type="float">
            <text:p>-47.651</text:p>
          </table:table-cell>
          <table:table-cell table:style-name="ce5" table:formula="of:=360*[.A27]*[.E27]" office:value-type="float" office:value="36.36" calcext:value-type="float">
            <text:p>36.36</text:p>
          </table:table-cell>
          <table:table-cell table:formula="of:=[.D27]*[.I27]*COS(RADIANS([.G65]))" office:value-type="float" office:value="485.131509636834" calcext:value-type="float">
            <text:p>485.132</text:p>
          </table:table-cell>
          <table:table-cell table:style-name="ce11" table:formula="of:=[.D27]*[.I27]*COS(RADIANS([.H65]))" office:value-type="float" office:value="579.95455351315" calcext:value-type="float">
            <text:p>579.955</text:p>
          </table:table-cell>
        </table:table-row>
        <table:table-row table:style-name="ro2">
          <table:table-cell/>
          <table:table-cell table:formula="of:=[.B28]/([.D28]/1000)" office:value-type="float" office:value="16.2810383747178" calcext:value-type="float">
            <text:p>16.281</text:p>
          </table:table-cell>
          <table:table-cell table:formula="of:=[.C28]/([.D28]/1000)" office:value-type="float" office:value="17.0146726862302" calcext:value-type="float">
            <text:p>17.015</text:p>
          </table:table-cell>
          <table:table-cell table:formula="of:=[.I28]/([.D28]/1000)" office:value-type="float" office:value="5.77878103837472" calcext:value-type="float">
            <text:p>5.779</text:p>
          </table:table-cell>
          <table:table-cell table:formula="of:=[.B66]/(2*PI()*[.A28])" office:value-type="float" office:value="0.00254039974118155" calcext:value-type="float">
            <text:p>0.002540399741</text:p>
          </table:table-cell>
          <table:table-cell table:style-name="ce17" table:formula="of:=1/(2*PI()*[.A28] *[.C66])" office:value-type="float" office:value="0.00000917057064867943" calcext:value-type="float">
            <text:p>0.000009170571</text:p>
          </table:table-cell>
          <table:table-cell table:style-name="ce11" table:formula="of:=DEGREES(ATAN(([.B66]-[.C66])/([.$A$2])))" office:value-type="float" office:value="-37.3871496475515" calcext:value-type="float">
            <text:p>-37.387</text:p>
          </table:table-cell>
          <table:table-cell table:style-name="ce5" table:formula="of:=360*[.A28]*[.E28]" office:value-type="float" office:value="18.36" calcext:value-type="float">
            <text:p>18.36</text:p>
          </table:table-cell>
          <table:table-cell table:formula="of:=[.D28]*[.I28]*COS(RADIANS([.G66]))" office:value-type="float" office:value="576.693886586084" calcext:value-type="float">
            <text:p>576.694</text:p>
          </table:table-cell>
          <table:table-cell table:style-name="ce11" table:formula="of:=[.D28]*[.I28]*COS(RADIANS([.H66]))" office:value-type="float" office:value="688.86461191078" calcext:value-type="float">
            <text:p>688.865</text:p>
          </table:table-cell>
        </table:table-row>
        <table:table-row table:style-name="ro2">
          <table:table-cell/>
          <table:table-cell table:formula="of:=[.B29]/([.D29]/1000)" office:value-type="float" office:value="16.3248103399831" calcext:value-type="float">
            <text:p>16.325</text:p>
          </table:table-cell>
          <table:table-cell table:formula="of:=[.C29]/([.D29]/1000)" office:value-type="float" office:value="16.9148637257657" calcext:value-type="float">
            <text:p>16.915</text:p>
          </table:table-cell>
          <table:table-cell table:formula="of:=[.I29]/([.D29]/1000)" office:value-type="float" office:value="5.75442540039337" calcext:value-type="float">
            <text:p>5.754</text:p>
          </table:table-cell>
          <table:table-cell table:formula="of:=[.B67]/(2*PI()*[.A29])" office:value-type="float" office:value="0.00253480415672781" calcext:value-type="float">
            <text:p>0.002534804157</text:p>
          </table:table-cell>
          <table:table-cell table:style-name="ce17" table:formula="of:=1/(2*PI()*[.A29] *[.C67])" office:value-type="float" office:value="0.00000917968466840703" calcext:value-type="float">
            <text:p>0.000009179685</text:p>
          </table:table-cell>
          <table:table-cell table:style-name="ce11" table:formula="of:=DEGREES(ATAN(([.B67]-[.C67])/([.$A$2])))" office:value-type="float" office:value="-31.5765033879" calcext:value-type="float">
            <text:p>-31.577</text:p>
          </table:table-cell>
          <table:table-cell table:style-name="ce5" table:formula="of:=360*[.A29]*[.E29]" office:value-type="float" office:value="92.25" calcext:value-type="float">
            <text:p>92.25</text:p>
          </table:table-cell>
          <table:table-cell table:formula="of:=[.D29]*[.I29]*COS(RADIANS([.G67]))" office:value-type="float" office:value="620.966025744262" calcext:value-type="float">
            <text:p>620.966</text:p>
          </table:table-cell>
          <table:table-cell table:style-name="ce11" table:formula="of:=[.D29]*[.I29]*COS(RADIANS([.H67]))" office:value-type="float" office:value="-28.6158201418803" calcext:value-type="float">
            <text:p>-28.616</text:p>
          </table:table-cell>
        </table:table-row>
        <table:table-row table:style-name="ro2">
          <table:table-cell/>
          <table:table-cell table:formula="of:=[.B30]/([.D30]/1000)" office:value-type="float" office:value="16.4141414141414" calcext:value-type="float">
            <text:p>16.414</text:p>
          </table:table-cell>
          <table:table-cell table:formula="of:=[.C30]/([.D30]/1000)" office:value-type="float" office:value="16.8350168350168" calcext:value-type="float">
            <text:p>16.835</text:p>
          </table:table-cell>
          <table:table-cell table:formula="of:=[.I30]/([.D30]/1000)" office:value-type="float" office:value="5.74354657687991" calcext:value-type="float">
            <text:p>5.744</text:p>
          </table:table-cell>
          <table:table-cell table:formula="of:=[.B68]/(2*PI()*[.A30])" office:value-type="float" office:value="0.00253630266278641" calcext:value-type="float">
            <text:p>0.002536302663</text:p>
          </table:table-cell>
          <table:table-cell table:style-name="ce17" table:formula="of:=1/(2*PI()*[.A30] *[.C68])" office:value-type="float" office:value="0.00000917845011617338" calcext:value-type="float">
            <text:p>0.000009178450</text:p>
          </table:table-cell>
          <table:table-cell table:style-name="ce11" table:formula="of:=DEGREES(ATAN(([.B68]-[.C68])/([.$A$2])))" office:value-type="float" office:value="-23.6732169624759" calcext:value-type="float">
            <text:p>-23.673</text:p>
          </table:table-cell>
          <table:table-cell table:style-name="ce5" table:formula="of:=360*[.A30]*[.E30]" office:value-type="float" office:value="9.27" calcext:value-type="float">
            <text:p>9.27</text:p>
          </table:table-cell>
          <table:table-cell table:formula="of:=[.D30]*[.I30]*COS(RADIANS([.G68]))" office:value-type="float" office:value="668.159380808389" calcext:value-type="float">
            <text:p>668.159</text:p>
          </table:table-cell>
          <table:table-cell table:style-name="ce11" table:formula="of:=[.D30]*[.I30]*COS(RADIANS([.H68]))" office:value-type="float" office:value="720.023010047169" calcext:value-type="float">
            <text:p>720.023</text:p>
          </table:table-cell>
        </table:table-row>
        <table:table-row table:style-name="ro2">
          <table:table-cell/>
          <table:table-cell table:formula="of:=[.B31]/([.D31]/1000)" office:value-type="float" office:value="16.5685449957948" calcext:value-type="float">
            <text:p>16.569</text:p>
          </table:table-cell>
          <table:table-cell table:formula="of:=[.C31]/([.D31]/1000)" office:value-type="float" office:value="16.6806840482198" calcext:value-type="float">
            <text:p>16.681</text:p>
          </table:table-cell>
          <table:table-cell table:formula="of:=[.I31]/([.D31]/1000)" office:value-type="float" office:value="5.73591253153911" calcext:value-type="float">
            <text:p>5.736</text:p>
          </table:table-cell>
          <table:table-cell table:formula="of:=[.B69]/(2*PI()*[.A31])" office:value-type="float" office:value="0.00253554407300118" calcext:value-type="float">
            <text:p>0.002535544073</text:p>
          </table:table-cell>
          <table:table-cell table:style-name="ce17" table:formula="of:=1/(2*PI()*[.A31] *[.C69])" office:value-type="float" office:value="0.00000917429996782144" calcext:value-type="float">
            <text:p>0.000009174300</text:p>
          </table:table-cell>
          <table:table-cell table:style-name="ce11" table:formula="of:=DEGREES(ATAN(([.B69]-[.C69])/([.$A$2])))" office:value-type="float" office:value="-6.66261254690311" calcext:value-type="float">
            <text:p>-6.663</text:p>
          </table:table-cell>
          <table:table-cell table:style-name="ce5" table:formula="of:=360*[.A31]*[.E31]" office:value-type="float" office:value="18.72" calcext:value-type="float">
            <text:p>18.72</text:p>
          </table:table-cell>
          <table:table-cell table:formula="of:=[.D31]*[.I31]*COS(RADIANS([.G69]))" office:value-type="float" office:value="724.879491209039" calcext:value-type="float">
            <text:p>724.879</text:p>
          </table:table-cell>
          <table:table-cell table:style-name="ce11" table:formula="of:=[.D31]*[.I31]*COS(RADIANS([.H69]))" office:value-type="float" office:value="691.200109191265" calcext:value-type="float">
            <text:p>691.200</text:p>
          </table:table-cell>
        </table:table-row>
        <table:table-row table:style-name="ro2">
          <table:table-cell/>
          <table:table-cell table:formula="of:=[.B32]/([.D32]/1000)" office:value-type="float" office:value="16.7135621834553" calcext:value-type="float">
            <text:p>16.714</text:p>
          </table:table-cell>
          <table:table-cell table:formula="of:=[.C32]/([.D32]/1000)" office:value-type="float" office:value="16.5728756330895" calcext:value-type="float">
            <text:p>16.573</text:p>
          </table:table-cell>
          <table:table-cell table:formula="of:=[.I32]/([.D32]/1000)" office:value-type="float" office:value="5.75689364096792" calcext:value-type="float">
            <text:p>5.757</text:p>
          </table:table-cell>
          <table:table-cell table:formula="of:=[.B70]/(2*PI()*[.A32])" office:value-type="float" office:value="0.00253337717921017" calcext:value-type="float">
            <text:p>0.002533377179</text:p>
          </table:table-cell>
          <table:table-cell table:style-name="ce17" table:formula="of:=1/(2*PI()*[.A32] *[.C70])" office:value-type="float" office:value="0.00000914603715334459" calcext:value-type="float">
            <text:p>0.000009146037</text:p>
          </table:table-cell>
          <table:table-cell table:style-name="ce11" table:formula="of:=DEGREES(ATAN(([.B70]-[.C70])/([.$A$2])))" office:value-type="float" office:value="8.33726303044709" calcext:value-type="float">
            <text:p>8.337</text:p>
          </table:table-cell>
          <table:table-cell table:style-name="ce5" table:formula="of:=360*[.A32]*[.E32]" office:value-type="float" office:value="28.35" calcext:value-type="float">
            <text:p>28.35</text:p>
          </table:table-cell>
          <table:table-cell table:formula="of:=[.D32]*[.I32]*COS(RADIANS([.G70]))" office:value-type="float" office:value="719.463674608454" calcext:value-type="float">
            <text:p>719.464</text:p>
          </table:table-cell>
          <table:table-cell table:style-name="ce11" table:formula="of:=[.D32]*[.I32]*COS(RADIANS([.H70]))" office:value-type="float" office:value="639.936619251119" calcext:value-type="float">
            <text:p>639.937</text:p>
          </table:table-cell>
        </table:table-row>
        <table:table-row table:style-name="ro2">
          <table:table-cell/>
          <table:table-cell table:formula="of:=[.B33]/([.D33]/1000)" office:value-type="float" office:value="17.022487902078" calcext:value-type="float">
            <text:p>17.022</text:p>
          </table:table-cell>
          <table:table-cell table:formula="of:=[.C33]/([.D33]/1000)" office:value-type="float" office:value="16.3393111300882" calcext:value-type="float">
            <text:p>16.339</text:p>
          </table:table-cell>
          <table:table-cell table:formula="of:=[.I33]/([.D33]/1000)" office:value-type="float" office:value="5.82123541132935" calcext:value-type="float">
            <text:p>5.821</text:p>
          </table:table-cell>
          <table:table-cell table:formula="of:=[.B71]/(2*PI()*[.A33])" office:value-type="float" office:value="0.00253197485358664" calcext:value-type="float">
            <text:p>0.002531974854</text:p>
          </table:table-cell>
          <table:table-cell table:style-name="ce17" table:formula="of:=1/(2*PI()*[.A33] *[.C71])" office:value-type="float" office:value="0.00000910337873395142" calcext:value-type="float">
            <text:p>0.000009103379</text:p>
          </table:table-cell>
          <table:table-cell table:style-name="ce11" table:formula="of:=DEGREES(ATAN(([.B71]-[.C71])/([.$A$2])))" office:value-type="float" office:value="35.4372700958782" calcext:value-type="float">
            <text:p>35.437</text:p>
          </table:table-cell>
          <table:table-cell table:style-name="ce5" table:formula="of:=360*[.A33]*[.E33]" office:value-type="float" office:value="77.04" calcext:value-type="float">
            <text:p>77.04</text:p>
          </table:table-cell>
          <table:table-cell table:formula="of:=[.D33]*[.I33]*COS(RADIANS([.G71]))" office:value-type="float" office:value="585.323906621677" calcext:value-type="float">
            <text:p>585.324</text:p>
          </table:table-cell>
          <table:table-cell table:style-name="ce11" table:formula="of:=[.D33]*[.I33]*COS(RADIANS([.H71]))" office:value-type="float" office:value="161.118020967504" calcext:value-type="float">
            <text:p>161.118</text:p>
          </table:table-cell>
        </table:table-row>
        <table:table-row table:style-name="ro2">
          <table:table-cell/>
          <table:table-cell table:formula="of:=[.B34]/([.D34]/1000)" office:value-type="float" office:value="17.3294629898403" calcext:value-type="float">
            <text:p>17.329</text:p>
          </table:table-cell>
          <table:table-cell table:formula="of:=[.C34]/([.D34]/1000)" office:value-type="float" office:value="16.1103047895501" calcext:value-type="float">
            <text:p>16.110</text:p>
          </table:table-cell>
          <table:table-cell table:formula="of:=[.I34]/([.D34]/1000)" office:value-type="float" office:value="5.93613933236575" calcext:value-type="float">
            <text:p>5.936</text:p>
          </table:table-cell>
          <table:table-cell table:formula="of:=[.B72]/(2*PI()*[.A34])" office:value-type="float" office:value="0.00253033917060656" calcext:value-type="float">
            <text:p>0.002530339171</text:p>
          </table:table-cell>
          <table:table-cell table:style-name="ce17" table:formula="of:=1/(2*PI()*[.A34] *[.C72])" office:value-type="float" office:value="0.00000906337348461161" calcext:value-type="float">
            <text:p>0.000009063373</text:p>
          </table:table-cell>
          <table:table-cell table:style-name="ce11" table:formula="of:=DEGREES(ATAN(([.B72]-[.C72])/([.$A$2])))" office:value-type="float" office:value="51.7820940581533" calcext:value-type="float">
            <text:p>51.782</text:p>
          </table:table-cell>
          <table:table-cell table:style-name="ce5" table:formula="of:=360*[.A34]*[.E34]" office:value-type="float" office:value="88.29" calcext:value-type="float">
            <text:p>88.29</text:p>
          </table:table-cell>
          <table:table-cell table:formula="of:=[.D34]*[.I34]*COS(RADIANS([.G72]))" office:value-type="float" office:value="435.843260959467" calcext:value-type="float">
            <text:p>435.843</text:p>
          </table:table-cell>
          <table:table-cell table:style-name="ce11" table:formula="of:=[.D34]*[.I34]*COS(RADIANS([.H72]))" office:value-type="float" office:value="21.0228475676502" calcext:value-type="float">
            <text:p>21.023</text:p>
          </table:table-cell>
        </table:table-row>
        <table:table-row table:style-name="ro2">
          <table:table-cell/>
          <table:table-cell table:formula="of:=[.B35]/([.D35]/1000)" office:value-type="float" office:value="17.4926253687316" calcext:value-type="float">
            <text:p>17.493</text:p>
          </table:table-cell>
          <table:table-cell table:formula="of:=[.C35]/([.D35]/1000)" office:value-type="float" office:value="16.047197640118" calcext:value-type="float">
            <text:p>16.047</text:p>
          </table:table-cell>
          <table:table-cell table:formula="of:=[.I35]/([.D35]/1000)" office:value-type="float" office:value="6.03244837758112" calcext:value-type="float">
            <text:p>6.032</text:p>
          </table:table-cell>
          <table:table-cell table:formula="of:=[.B73]/(2*PI()*[.A35])" office:value-type="float" office:value="0.00253094345008029" calcext:value-type="float">
            <text:p>0.002530943450</text:p>
          </table:table-cell>
          <table:table-cell table:style-name="ce17" table:formula="of:=1/(2*PI()*[.A35] *[.C73])" office:value-type="float" office:value="0.00000901629774534634" calcext:value-type="float">
            <text:p>0.000009016298</text:p>
          </table:table-cell>
          <table:table-cell table:style-name="ce11" table:formula="of:=DEGREES(ATAN(([.B73]-[.C73])/([.$A$2])))" office:value-type="float" office:value="56.409347932231" calcext:value-type="float">
            <text:p>56.409</text:p>
          </table:table-cell>
          <table:table-cell table:style-name="ce5" table:formula="of:=360*[.A35]*[.E35]" office:value-type="float" office:value="89.1" calcext:value-type="float">
            <text:p>89.10</text:p>
          </table:table-cell>
          <table:table-cell table:formula="of:=[.D35]*[.I35]*COS(RADIANS([.G73]))" office:value-type="float" office:value="383.547244912436" calcext:value-type="float">
            <text:p>383.547</text:p>
          </table:table-cell>
          <table:table-cell table:style-name="ce11" table:formula="of:=[.D35]*[.I35]*COS(RADIANS([.H73]))" office:value-type="float" office:value="10.8891762630064" calcext:value-type="float">
            <text:p>10.889</text:p>
          </table:table-cell>
        </table:table-row>
        <table:table-row table:style-name="ro2">
          <table:table-cell/>
          <table:table-cell table:formula="of:=[.B36]/([.D36]/1000)" office:value-type="float" office:value="17.7449168207024" calcext:value-type="float">
            <text:p>17.745</text:p>
          </table:table-cell>
          <table:table-cell table:formula="of:=[.C36]/([.D36]/1000)" office:value-type="float" office:value="16.0505237215034" calcext:value-type="float">
            <text:p>16.051</text:p>
          </table:table-cell>
          <table:table-cell table:formula="of:=[.I36]/([.D36]/1000)" office:value-type="float" office:value="6.30314232902033" calcext:value-type="float">
            <text:p>6.303</text:p>
          </table:table-cell>
          <table:table-cell table:formula="of:=[.B74]/(2*PI()*[.A36])" office:value-type="float" office:value="0.00252159930961545" calcext:value-type="float">
            <text:p>0.002521599310</text:p>
          </table:table-cell>
          <table:table-cell table:style-name="ce17" table:formula="of:=1/(2*PI()*[.A36] *[.C74])" office:value-type="float" office:value="0.00000885345738408782" calcext:value-type="float">
            <text:p>0.000008853457</text:p>
          </table:table-cell>
          <table:table-cell table:style-name="ce11" table:formula="of:=DEGREES(ATAN(([.B74]-[.C74])/([.$A$2])))" office:value-type="float" office:value="60.4652131388404" calcext:value-type="float">
            <text:p>60.465</text:p>
          </table:table-cell>
          <table:table-cell table:style-name="ce5" table:formula="of:=360*[.A36]*[.E36]" office:value-type="float" office:value="110.88" calcext:value-type="float">
            <text:p>110.88</text:p>
          </table:table-cell>
          <table:table-cell table:formula="of:=[.D36]*[.I36]*COS(RADIANS([.G74]))" office:value-type="float" office:value="327.384935165587" calcext:value-type="float">
            <text:p>327.385</text:p>
          </table:table-cell>
          <table:table-cell table:style-name="ce11" table:formula="of:=[.D36]*[.I36]*COS(RADIANS([.H74]))" office:value-type="float" office:value="-236.704391268837" calcext:value-type="float">
            <text:p>-236.704</text:p>
          </table:table-cell>
        </table:table-row>
        <table:table-row table:style-name="ro2">
          <table:table-cell/>
          <table:table-cell table:formula="of:=[.B37]/([.D37]/1000)" office:value-type="float" office:value="19.309320460453" calcext:value-type="float">
            <text:p>19.309</text:p>
          </table:table-cell>
          <table:table-cell table:formula="of:=[.C37]/([.D37]/1000)" office:value-type="float" office:value="15.168956554029" calcext:value-type="float">
            <text:p>15.169</text:p>
          </table:table-cell>
          <table:table-cell table:formula="of:=[.I37]/([.D37]/1000)" office:value-type="float" office:value="7.60490159673227" calcext:value-type="float">
            <text:p>7.605</text:p>
          </table:table-cell>
          <table:table-cell table:formula="of:=[.B75]/(2*PI()*[.A37])" office:value-type="float" office:value="0.00251899491723489" calcext:value-type="float">
            <text:p>0.002518994917</text:p>
          </table:table-cell>
          <table:table-cell table:style-name="ce17" table:formula="of:=1/(2*PI()*[.A37] *[.C75])" office:value-type="float" office:value="0.00000860012163144801" calcext:value-type="float">
            <text:p>0.000008600122</text:p>
          </table:table-cell>
          <table:table-cell table:style-name="ce11" table:formula="of:=DEGREES(ATAN(([.B75]-[.C75])/([.$A$2])))" office:value-type="float" office:value="76.9458609318424" calcext:value-type="float">
            <text:p>76.946</text:p>
          </table:table-cell>
          <table:table-cell table:style-name="ce5" table:formula="of:=360*[.A37]*[.E37]" office:value-type="float" office:value="197.64" calcext:value-type="float">
            <text:p>197.64</text:p>
          </table:table-cell>
          <table:table-cell table:formula="of:=[.D37]*[.I37]*COS(RADIANS([.G75]))" office:value-type="float" office:value="124.57417298044" calcext:value-type="float">
            <text:p>124.574</text:p>
          </table:table-cell>
          <table:table-cell table:style-name="ce11" table:formula="of:=[.D37]*[.I37]*COS(RADIANS([.H75]))" office:value-type="float" office:value="-525.593265501362" calcext:value-type="float">
            <text:p>-525.593</text:p>
          </table:table-cell>
        </table:table-row>
        <table:table-row table:style-name="ro2">
          <table:table-cell/>
          <table:table-cell table:formula="of:=[.B38]/([.D38]/1000)" office:value-type="float" office:value="20.981308411215" calcext:value-type="float">
            <text:p>20.981</text:p>
          </table:table-cell>
          <table:table-cell table:formula="of:=[.C38]/([.D38]/1000)" office:value-type="float" office:value="14.1728971962617" calcext:value-type="float">
            <text:p>14.173</text:p>
          </table:table-cell>
          <table:table-cell table:formula="of:=[.I38]/([.D38]/1000)" office:value-type="float" office:value="9.57009345794393" calcext:value-type="float">
            <text:p>9.570</text:p>
          </table:table-cell>
          <table:table-cell table:formula="of:=[.B76]/(2*PI()*[.A38])" office:value-type="float" office:value="0.00251073604975971" calcext:value-type="float">
            <text:p>0.002510736050</text:p>
          </table:table-cell>
          <table:table-cell table:style-name="ce17" table:formula="of:=1/(2*PI()*[.A38] *[.C76])" office:value-type="float" office:value="0.00000844325398601985" calcext:value-type="float">
            <text:p>0.000008443254</text:p>
          </table:table-cell>
          <table:table-cell table:style-name="ce11" table:formula="of:=DEGREES(ATAN(([.B76]-[.C76])/([.$A$2])))" office:value-type="float" office:value="81.9740872950228" calcext:value-type="float">
            <text:p>81.974</text:p>
          </table:table-cell>
          <table:table-cell table:style-name="ce5" table:formula="of:=360*[.A38]*[.E38]" office:value-type="float" office:value="263.34" calcext:value-type="float">
            <text:p>263.34</text:p>
          </table:table-cell>
          <table:table-cell table:formula="of:=[.D38]*[.I38]*COS(RADIANS([.G76]))" office:value-type="float" office:value="61.1919518363487" calcext:value-type="float">
            <text:p>61.192</text:p>
          </table:table-cell>
          <table:table-cell table:style-name="ce11" table:formula="of:=[.D38]*[.I38]*COS(RADIANS([.H76]))" office:value-type="float" office:value="-50.8296228641135" calcext:value-type="float">
            <text:p>-50.830</text:p>
          </table:table-cell>
        </table:table-row>
        <table:table-row table:style-name="ro2">
          <table:table-cell/>
          <table:table-cell table:formula="of:=[.B39]/([.D39]/1000)" office:value-type="float" office:value="22.7016356457981" calcext:value-type="float">
            <text:p>22.702</text:p>
          </table:table-cell>
          <table:table-cell table:formula="of:=[.C39]/([.D39]/1000)" office:value-type="float" office:value="13.3220530174845" calcext:value-type="float">
            <text:p>13.322</text:p>
          </table:table-cell>
          <table:table-cell table:formula="of:=[.I39]/([.D39]/1000)" office:value-type="float" office:value="11.5228426395939" calcext:value-type="float">
            <text:p>11.523</text:p>
          </table:table-cell>
          <table:table-cell table:formula="of:=[.B77]/(2*PI()*[.A39])" office:value-type="float" office:value="0.00252662764286709" calcext:value-type="float">
            <text:p>0.002526627643</text:p>
          </table:table-cell>
          <table:table-cell table:style-name="ce17" table:formula="of:=1/(2*PI()*[.A39] *[.C77])" office:value-type="float" office:value="0.00000835435520750847" calcext:value-type="float">
            <text:p>0.000008354355</text:p>
          </table:table-cell>
          <table:table-cell table:style-name="ce11" table:formula="of:=DEGREES(ATAN(([.B77]-[.C77])/([.$A$2])))" office:value-type="float" office:value="84.1561278563869" calcext:value-type="float">
            <text:p>84.156</text:p>
          </table:table-cell>
          <table:table-cell table:style-name="ce5" table:formula="of:=360*[.A39]*[.E39]" office:value-type="float" office:value="296.01" calcext:value-type="float">
            <text:p>296.01</text:p>
          </table:table-cell>
          <table:table-cell table:formula="of:=[.D39]*[.I39]*COS(RADIANS([.G77]))" office:value-type="float" office:value="36.8809351202593" calcext:value-type="float">
            <text:p>36.881</text:p>
          </table:table-cell>
          <table:table-cell table:style-name="ce11" table:formula="of:=[.D39]*[.I39]*COS(RADIANS([.H77]))" office:value-type="float" office:value="158.845325775407" calcext:value-type="float">
            <text:p>158.845</text:p>
          </table:table-cell>
        </table:table-row>
        <table:table-row table:style-name="ro2">
          <table:table-cell/>
          <table:table-cell table:formula="of:=[.B40]/([.D40]/1000)" office:value-type="float" office:value="24.2164674634794" calcext:value-type="float">
            <text:p>24.216</text:p>
          </table:table-cell>
          <table:table-cell table:formula="of:=[.C40]/([.D40]/1000)" office:value-type="float" office:value="12.5431606905711" calcext:value-type="float">
            <text:p>12.543</text:p>
          </table:table-cell>
          <table:table-cell table:formula="of:=[.I40]/([.D40]/1000)" office:value-type="float" office:value="13.5258964143426" calcext:value-type="float">
            <text:p>13.526</text:p>
          </table:table-cell>
          <table:table-cell table:formula="of:=[.B78]/(2*PI()*[.A40])" office:value-type="float" office:value="0.00251906568695216" calcext:value-type="float">
            <text:p>0.002519065687</text:p>
          </table:table-cell>
          <table:table-cell table:style-name="ce17" table:formula="of:=1/(2*PI()*[.A40] *[.C78])" office:value-type="float" office:value="0.00000829319189862169" calcext:value-type="float">
            <text:p>0.000008293192</text:p>
          </table:table-cell>
          <table:table-cell table:style-name="ce11" table:formula="of:=DEGREES(ATAN(([.B78]-[.C78])/([.$A$2])))" office:value-type="float" office:value="85.2986374318555" calcext:value-type="float">
            <text:p>85.299</text:p>
          </table:table-cell>
          <table:table-cell table:style-name="ce5" table:formula="of:=360*[.A40]*[.E40]" office:value-type="float" office:value="302.94" calcext:value-type="float">
            <text:p>302.94</text:p>
          </table:table-cell>
          <table:table-cell table:formula="of:=[.D40]*[.I40]*COS(RADIANS([.G78]))" office:value-type="float" office:value="25.1437274601427" calcext:value-type="float">
            <text:p>25.144</text:p>
          </table:table-cell>
          <table:table-cell table:style-name="ce11" table:formula="of:=[.D40]*[.I40]*COS(RADIANS([.H78]))" office:value-type="float" office:value="166.810599575112" calcext:value-type="float">
            <text:p>166.811</text:p>
          </table:table-cell>
        </table:table-row>
        <table:table-row table:style-name="ro2">
          <table:table-cell/>
          <table:table-cell table:formula="of:=[.B41]/([.D41]/1000)" office:value-type="float" office:value="28.0406654343808" calcext:value-type="float">
            <text:p>28.041</text:p>
          </table:table-cell>
          <table:table-cell table:formula="of:=[.C41]/([.D41]/1000)" office:value-type="float" office:value="10.7116451016636" calcext:value-type="float">
            <text:p>10.712</text:p>
          </table:table-cell>
          <table:table-cell table:formula="of:=[.I41]/([.D41]/1000)" office:value-type="float" office:value="18.6229205175601" calcext:value-type="float">
            <text:p>18.623</text:p>
          </table:table-cell>
          <table:table-cell table:formula="of:=[.B79]/(2*PI()*[.A41])" office:value-type="float" office:value="0.00249319022987025" calcext:value-type="float">
            <text:p>0.002493190230</text:p>
          </table:table-cell>
          <table:table-cell table:style-name="ce17" table:formula="of:=1/(2*PI()*[.A41] *[.C79])" office:value-type="float" office:value="0.00000830062751193867" calcext:value-type="float">
            <text:p>0.000008300628</text:p>
          </table:table-cell>
          <table:table-cell table:style-name="ce11" table:formula="of:=DEGREES(ATAN(([.B79]-[.C79])/([.$A$2])))" office:value-type="float" office:value="86.8291466025636" calcext:value-type="float">
            <text:p>86.829</text:p>
          </table:table-cell>
          <table:table-cell table:style-name="ce5" table:formula="of:=360*[.A41]*[.E41]" office:value-type="float" office:value="370.53" calcext:value-type="float">
            <text:p>370.53</text:p>
          </table:table-cell>
          <table:table-cell table:formula="of:=[.D41]*[.I41]*COS(RADIANS([.G79]))" office:value-type="float" office:value="12.0596341352455" calcext:value-type="float">
            <text:p>12.060</text:p>
          </table:table-cell>
          <table:table-cell table:style-name="ce11" table:formula="of:=[.D41]*[.I41]*COS(RADIANS([.H79]))" office:value-type="float" office:value="214.351351943503" calcext:value-type="float">
            <text:p>214.351</text:p>
          </table:table-cell>
        </table:table-row>
        <table:table-row table:style-name="ro2">
          <table:table-cell/>
          <table:table-cell table:formula="of:=[.B42]/([.D42]/1000)" office:value-type="float" office:value="31.5672514619883" calcext:value-type="float">
            <text:p>31.567</text:p>
          </table:table-cell>
          <table:table-cell table:formula="of:=[.C42]/([.D42]/1000)" office:value-type="float" office:value="9.19298245614035" calcext:value-type="float">
            <text:p>9.193</text:p>
          </table:table-cell>
          <table:table-cell table:formula="of:=[.I42]/([.D42]/1000)" office:value-type="float" office:value="23.2514619883041" calcext:value-type="float">
            <text:p>23.251</text:p>
          </table:table-cell>
          <table:table-cell table:formula="of:=[.B80]/(2*PI()*[.A42])" office:value-type="float" office:value="0.00246278632843152" calcext:value-type="float">
            <text:p>0.002462786328</text:p>
          </table:table-cell>
          <table:table-cell table:style-name="ce17" table:formula="of:=1/(2*PI()*[.A42] *[.C80])" office:value-type="float" office:value="0.00000848659608987992" calcext:value-type="float">
            <text:p>0.000008486596</text:p>
          </table:table-cell>
          <table:table-cell table:style-name="ce11" table:formula="of:=DEGREES(ATAN(([.B80]-[.C80])/([.$A$2])))" office:value-type="float" office:value="87.5431495811158" calcext:value-type="float">
            <text:p>87.543</text:p>
          </table:table-cell>
          <table:table-cell table:style-name="ce5" table:formula="of:=360*[.A42]*[.E42]" office:value-type="float" office:value="367.2" calcext:value-type="float">
            <text:p>367.20</text:p>
          </table:table-cell>
          <table:table-cell table:formula="of:=[.D42]*[.I42]*COS(RADIANS([.G80]))" office:value-type="float" office:value="7.28627368890359" calcext:value-type="float">
            <text:p>7.286</text:p>
          </table:table-cell>
          <table:table-cell table:style-name="ce11" table:formula="of:=[.D42]*[.I42]*COS(RADIANS([.H80]))" office:value-type="float" office:value="168.633704241227" calcext:value-type="float">
            <text:p>168.634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" office:value-type="string" calcext:value-type="string">
            <text:p>L avg</text:p>
          </table:table-cell>
          <table:table-cell table:style-name="ce3" office:value-type="string" calcext:value-type="string">
            <text:p>C avg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18" table:formula="of:=AVERAGE([.E46:.E80])" office:value-type="float" office:value="0.00253238697234942" calcext:value-type="float">
            <text:p>0.002532387</text:p>
          </table:table-cell>
          <table:table-cell table:style-name="ce18" table:formula="of:=AVERAGE([.F46:.F80])" office:value-type="float" office:value="0.0000088332363296551" calcext:value-type="float">
            <text:p>0.000008833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 table:style-name="ce3" office:value-type="string" calcext:value-type="string">
            <text:p>Uncertainty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19" table:formula="of:=STDEV([.E46:.E80])/COUNT([.E46:.E80])" office:value-type="float" office:value="0.0000021736851209945" calcext:value-type="float">
            <text:p>0.0000021737</text:p>
          </table:table-cell>
          <table:table-cell table:style-name="ce18" table:formula="of:=STDEV([.F46:.F80])/COUNT([.F46:.F80])" office:value-type="float" office:value="0.00000000887841816436541" calcext:value-type="float">
            <text:p>0.000000009</text:p>
          </table:table-cell>
          <table:table-cell table:number-columns-repeated="2"/>
          <table:table-cell table:style-name="Default"/>
          <table:table-cell/>
        </table:table-row>
        <table:table-row table:style-name="ro3" table:number-rows-repeated="9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0:00:01.521132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44:30.803118952</meta:creation-date>
    <dc:date>2014-05-06T13:45:49.499241712</dc:date>
    <meta:editing-duration>PT56M16S</meta:editing-duration>
    <meta:editing-cycles>8</meta:editing-cycles>
    <meta:generator>LibreOffice/4.1.3.2$Linux_x86 LibreOffice_project/410m0$Build-2</meta:generator>
    <meta:document-statistic meta:table-count="1" meta:cell-count="5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solid" svg:stroke-width="0.051cm" draw:opacity="7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3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cc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2cm" xlink:href=".." xlink:type="simple" chart:class="chart:scatter" chart:style-name="ch1">
        <chart:title svg:x="6.287cm" svg:y="0.316cm" chart:style-name="ch2">
          <text:p>XL vs Frequency</text:p>
        </chart:title>
        <chart:legend chart:legend-position="end" svg:x="14.869cm" svg:y="4.202cm" style:legend-expansion="high" chart:style-name="ch3"/>
        <chart:plot-area chart:style-name="ch4" table:cell-range-address="Sheet1.A7:Sheet1.A37 Sheet1.B45:Sheet1.B68" chart:data-source-has-labels="row" svg:x="-1.305cm" svg:y="2.033cm" svg:width="14.581cm" svg:height="6.178cm">
          <chartooo:coordinate-region svg:x="1.089cm" svg:y="2.232cm" svg:width="11.815cm" svg:height="5.332cm"/>
          <chart:axis chart:dimension="x" chart:name="primary-x" chart:style-name="ch5">
            <chart:title svg:x="5.174cm" svg:y="8.391cm" chart:style-name="ch6">
              <text:p>Frequency</text:p>
            </chart:title>
            <chart:grid chart:style-name="ch7" chart:class="major"/>
          </chart:axis>
          <chart:axis chart:dimension="y" chart:name="primary-y" chart:style-name="ch8">
            <chart:title svg:x="0cm" svg:y="5.364cm" chart:style-name="ch9">
              <text:p>XL</text:p>
            </chart:title>
            <chart:grid chart:style-name="ch7" chart:class="major"/>
          </chart:axis>
          <chart:series chart:style-name="ch10" chart:values-cell-range-address="Sheet1.B46:Sheet1.B68" chart:label-cell-address="Sheet1.B45:Sheet1.B45" chart:class="chart:scatter">
            <chart:domain table:cell-range-address="Sheet1.A7:Sheet1.A37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L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7:Sheet1.A37</svg:desc>
                </draw:g>
              </table:table-cell>
              <table:table-cell office:value-type="float" office:value="3.23076923076923">
                <text:p>3.23076923076923</text:p>
                <draw:g>
                  <svg:desc>Sheet1.B46:Sheet1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9968253968254">
                <text:p>3.9968253968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4.5822454308094">
                <text:p>4.582245430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5.78066914498141">
                <text:p>5.78066914498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88497217068646">
                <text:p>5.88497217068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">
                <text:p>410</text:p>
              </table:table-cell>
              <table:table-cell office:value-type="float" office:value="8.17438692098093">
                <text:p>8.17438692098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8.31476323119777">
                <text:p>8.31476323119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  <table:table-cell office:value-type="float" office:value="9.94753410283316">
                <text:p>9.94753410283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2">
                <text:p>612</text:p>
              </table:table-cell>
              <table:table-cell office:value-type="float" office:value="10.5949256342957">
                <text:p>10.5949256342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0">
                <text:p>650</text:p>
              </table:table-cell>
              <table:table-cell office:value-type="float" office:value="11.5540015540016">
                <text:p>11.554001554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4">
                <text:p>714</text:p>
              </table:table-cell>
              <table:table-cell office:value-type="float" office:value="12.3785803237858">
                <text:p>12.3785803237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0">
                <text:p>760</text:p>
              </table:table-cell>
              <table:table-cell office:value-type="float" office:value="13.7019230769231">
                <text:p>13.701923076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6">
                <text:p>816</text:p>
              </table:table-cell>
              <table:table-cell office:value-type="float" office:value="13.6556169429098">
                <text:p>13.6556169429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15.3577898550725">
                <text:p>15.3577898550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9">
                <text:p>919</text:p>
              </table:table-cell>
              <table:table-cell office:value-type="float" office:value="14.7489539748954">
                <text:p>14.7489539748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15.5135629381286">
                <text:p>15.5135629381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0">
                <text:p>970</text:p>
              </table:table-cell>
              <table:table-cell office:value-type="float" office:value="15.6687518617814">
                <text:p>15.6687518617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0">
                <text:p>980</text:p>
              </table:table-cell>
              <table:table-cell office:value-type="float" office:value="15.8094681472823">
                <text:p>15.8094681472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0">
                <text:p>990</text:p>
              </table:table-cell>
              <table:table-cell office:value-type="float" office:value="15.9516268355888">
                <text:p>15.9516268355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6.111585539425">
                <text:p>16.111585539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6.2810383747178">
                <text:p>16.2810383747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0">
                <text:p>1020</text:p>
              </table:table-cell>
              <table:table-cell office:value-type="float" office:value="16.3248103399831">
                <text:p>16.3248103399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">
                <text:p>1025</text:p>
              </table:table-cell>
              <table:table-cell office:value-type="float" office:value="16.4141414141414">
                <text:p>16.4141414141414</text:p>
              </table:table-cell>
            </table:table-row>
            <table:table-row>
              <table:table-cell office:value-type="string"/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